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3b1ec5" officeooo:paragraph-rsid="00131f4f"/>
    </style:style>
    <style:style style:name="P2" style:family="paragraph" style:parent-style-name="Standard">
      <style:text-properties fo:language="en" fo:country="US" fo:font-weight="bold" officeooo:rsid="001e4eb8" officeooo:paragraph-rsid="014f0a12" style:font-weight-asian="bold" style:font-weight-complex="bold"/>
    </style:style>
    <style:style style:name="P3" style:family="paragraph" style:parent-style-name="Standard">
      <style:text-properties fo:language="en" fo:country="US" fo:font-weight="bold" officeooo:rsid="001e4eb8" officeooo:paragraph-rsid="0232287a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1e4eb8" officeooo:paragraph-rsid="02337c92" style:font-weight-asian="bold" style:font-weight-complex="bold"/>
    </style:style>
    <style:style style:name="P5" style:family="paragraph" style:parent-style-name="Standard">
      <style:text-properties fo:language="en" fo:country="US" fo:font-weight="bold" officeooo:paragraph-rsid="00131f4f" style:font-weight-asian="bold" style:font-weight-complex="bold"/>
    </style:style>
    <style:style style:name="P6" style:family="paragraph" style:parent-style-name="Standard">
      <style:text-properties fo:language="en" fo:country="US" fo:font-weight="bold" officeooo:rsid="02337c92" officeooo:paragraph-rsid="02501808" style:font-weight-asian="bold" style:font-weight-complex="bold"/>
    </style:style>
    <style:style style:name="P7" style:family="paragraph" style:parent-style-name="Standard">
      <style:text-properties fo:language="en" fo:country="US" fo:font-weight="bold" officeooo:rsid="0032f19b" officeooo:paragraph-rsid="014f0a12" fo:background-color="transparent" style:font-weight-asian="bold" style:font-weight-complex="bold"/>
    </style:style>
    <style:style style:name="P8" style:family="paragraph" style:parent-style-name="Standard">
      <style:text-properties fo:language="en" fo:country="US" fo:font-weight="normal" officeooo:rsid="0100f487" officeooo:paragraph-rsid="010c0340" fo:background-color="#dddddd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100f487" officeooo:paragraph-rsid="01f0c4f9" fo:background-color="#dddddd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100f487" officeooo:paragraph-rsid="01f2a63a" fo:background-color="#dddddd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100f487" officeooo:paragraph-rsid="021c4c1c" fo:background-color="#dddddd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07d3450" officeooo:paragraph-rsid="01ebd016" fo:background-color="transparent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1effb6c" officeooo:paragraph-rsid="01effb6c" fo:background-color="transparent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1f27726" officeooo:paragraph-rsid="01f27726" fo:background-color="transparent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1f98bea" officeooo:paragraph-rsid="01f98bea" fo:background-color="transparent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1fb6151" officeooo:paragraph-rsid="01fb6151" fo:background-color="transparent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1fb6151" officeooo:paragraph-rsid="01fed22f" fo:background-color="transparent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1fbe139" officeooo:paragraph-rsid="01fbe139" fo:background-color="transparent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20b45d1" officeooo:paragraph-rsid="020d155c" fo:background-color="transparent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20e8e48" officeooo:paragraph-rsid="020d155c" fo:background-color="transparent" style:font-weight-asian="normal" style:font-weight-complex="normal"/>
    </style:style>
    <style:style style:name="P21" style:family="paragraph" style:parent-style-name="Standard">
      <style:text-properties fo:language="en" fo:country="US" fo:font-weight="normal" officeooo:rsid="020e8e48" officeooo:paragraph-rsid="0216c984" fo:background-color="transparent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20e8e48" officeooo:paragraph-rsid="020d72a8" fo:background-color="transparent" style:font-weight-asian="normal" style:font-weight-complex="normal"/>
    </style:style>
    <style:style style:name="P23" style:family="paragraph" style:parent-style-name="Standard">
      <style:text-properties fo:language="en" fo:country="US" fo:font-weight="normal" officeooo:rsid="021eb2b9" officeooo:paragraph-rsid="021eb2b9" fo:background-color="transparent" style:font-weight-asian="normal" style:font-weight-complex="normal"/>
    </style:style>
    <style:style style:name="P24" style:family="paragraph" style:parent-style-name="Standard">
      <style:text-properties fo:language="en" fo:country="US" fo:font-weight="normal" officeooo:rsid="021eb2b9" officeooo:paragraph-rsid="025528e0" fo:background-color="transparent" style:font-weight-asian="normal" style:font-weight-complex="normal"/>
    </style:style>
    <style:style style:name="P25" style:family="paragraph" style:parent-style-name="Standard">
      <style:text-properties fo:language="en" fo:country="US" fo:font-weight="normal" officeooo:rsid="022195df" officeooo:paragraph-rsid="022195df" fo:background-color="transparent" style:font-weight-asian="normal" style:font-weight-complex="normal"/>
    </style:style>
    <style:style style:name="P26" style:family="paragraph" style:parent-style-name="Standard">
      <style:text-properties fo:language="en" fo:country="US" fo:font-weight="normal" officeooo:rsid="022195df" officeooo:paragraph-rsid="02252c01" fo:background-color="transparent" style:font-weight-asian="normal" style:font-weight-complex="normal"/>
    </style:style>
    <style:style style:name="P27" style:family="paragraph" style:parent-style-name="Standard">
      <style:text-properties fo:language="en" fo:country="US" fo:font-weight="normal" officeooo:rsid="022195df" officeooo:paragraph-rsid="0221bf81" fo:background-color="transparent" style:font-weight-asian="normal" style:font-weight-complex="normal"/>
    </style:style>
    <style:style style:name="P28" style:family="paragraph" style:parent-style-name="Standard">
      <style:text-properties fo:language="en" fo:country="US" fo:font-weight="normal" officeooo:rsid="02252c01" officeooo:paragraph-rsid="0225b6dc" fo:background-color="transparent" style:font-weight-asian="normal" style:font-weight-complex="normal"/>
    </style:style>
    <style:style style:name="P29" style:family="paragraph" style:parent-style-name="Standard">
      <style:text-properties fo:language="en" fo:country="US" fo:font-weight="normal" officeooo:rsid="02252c01" officeooo:paragraph-rsid="01ebd016" fo:background-color="transparent" style:font-weight-asian="normal" style:font-weight-complex="normal"/>
    </style:style>
    <style:style style:name="P30" style:family="paragraph" style:parent-style-name="Standard">
      <style:text-properties fo:language="en" fo:country="US" fo:font-weight="normal" officeooo:rsid="022a2428" officeooo:paragraph-rsid="02589b81" fo:background-color="transparent" style:font-weight-asian="normal" style:font-weight-complex="normal"/>
    </style:style>
    <style:style style:name="P31" style:family="paragraph" style:parent-style-name="Standard">
      <style:text-properties fo:language="en" fo:country="US" fo:font-weight="normal" officeooo:rsid="022dd558" officeooo:paragraph-rsid="022dd558" fo:background-color="transparent" style:font-weight-asian="normal" style:font-weight-complex="normal"/>
    </style:style>
    <style:style style:name="P32" style:family="paragraph" style:parent-style-name="Standard">
      <style:text-properties fo:language="en" fo:country="US" fo:font-weight="normal" officeooo:rsid="009c4bac" officeooo:paragraph-rsid="01f0c4f9" fo:background-color="#ffffff" style:font-weight-asian="normal" style:font-weight-complex="normal"/>
    </style:style>
    <style:style style:name="P33" style:family="paragraph" style:parent-style-name="Standard">
      <style:text-properties fo:language="en" fo:country="US" fo:font-weight="normal" officeooo:rsid="01f0c4f9" officeooo:paragraph-rsid="01f0c4f9" fo:background-color="#ffffff" style:font-weight-asian="normal" style:font-weight-complex="normal"/>
    </style:style>
    <style:style style:name="P34" style:family="paragraph" style:parent-style-name="Standard">
      <style:text-properties fo:language="en" fo:country="US" fo:font-weight="normal" officeooo:rsid="001e4eb8" officeooo:paragraph-rsid="0218d368" style:font-weight-asian="normal" style:font-weight-complex="normal"/>
    </style:style>
    <style:style style:name="P35" style:family="paragraph" style:parent-style-name="Standard">
      <style:text-properties fo:language="en" fo:country="US" fo:font-weight="normal" officeooo:rsid="02337c92" officeooo:paragraph-rsid="0240173b" style:font-weight-asian="normal" style:font-weight-complex="normal"/>
    </style:style>
    <style:style style:name="P36" style:family="paragraph" style:parent-style-name="Standard">
      <style:text-properties fo:language="en" fo:country="US" fo:font-weight="normal" officeooo:rsid="0213936a" officeooo:paragraph-rsid="0213936a" fo:background-color="#fff200" style:font-weight-asian="normal" style:font-weight-complex="normal"/>
    </style:style>
    <style:style style:name="P37" style:family="paragraph" style:parent-style-name="Standard">
      <style:text-properties fo:language="en" fo:country="US" officeooo:rsid="001b8640" officeooo:paragraph-rsid="00131f4f"/>
    </style:style>
    <style:style style:name="P38" style:family="paragraph" style:parent-style-name="Standard">
      <style:text-properties fo:language="en" fo:country="US" fo:font-style="normal" fo:font-weight="normal" officeooo:rsid="0100f487" officeooo:paragraph-rsid="01f4421a" fo:background-color="#dddddd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language="en" fo:country="US" fo:font-style="normal" fo:font-weight="normal" officeooo:rsid="0100f487" officeooo:paragraph-rsid="01f98bea" fo:background-color="#dddddd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language="en" fo:country="US" fo:font-style="normal" fo:font-weight="normal" officeooo:rsid="0100f487" officeooo:paragraph-rsid="01fed22f" fo:background-color="#dddddd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language="en" fo:country="US" fo:font-style="normal" fo:font-weight="normal" officeooo:rsid="0100f487" officeooo:paragraph-rsid="020b45d1" fo:background-color="#dddddd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language="en" fo:country="US" fo:font-style="normal" fo:font-weight="normal" officeooo:rsid="0100f487" officeooo:paragraph-rsid="025162a2" fo:background-color="#dddddd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language="en" fo:country="US" fo:font-style="normal" fo:font-weight="normal" officeooo:rsid="01a1af40" officeooo:paragraph-rsid="020eabcb" fo:background-color="#dddddd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language="en" fo:country="US" fo:font-style="normal" fo:font-weight="normal" officeooo:rsid="01a1af40" officeooo:paragraph-rsid="0218d368" fo:background-color="#dddddd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language="en" fo:country="US" fo:font-style="normal" fo:font-weight="normal" officeooo:rsid="01a1af40" officeooo:paragraph-rsid="0223aadb" fo:background-color="#dddddd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language="en" fo:country="US" fo:font-style="normal" fo:font-weight="normal" officeooo:rsid="01a1af40" officeooo:paragraph-rsid="022dd558" fo:background-color="#dddddd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language="en" fo:country="US" fo:font-style="normal" fo:font-weight="normal" officeooo:rsid="01a1af40" officeooo:paragraph-rsid="02392a25" fo:background-color="#dddddd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language="en" fo:country="US" fo:font-style="normal" fo:font-weight="normal" officeooo:rsid="01a1af40" officeooo:paragraph-rsid="02386f08" fo:background-color="#dddddd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language="en" fo:country="US" fo:font-style="normal" fo:font-weight="normal" officeooo:rsid="01a1af40" officeooo:paragraph-rsid="023de16d" fo:background-color="#dddddd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language="en" fo:country="US" fo:font-style="normal" fo:font-weight="normal" officeooo:rsid="01a1af40" officeooo:paragraph-rsid="0241a4a6" fo:background-color="#dddddd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language="en" fo:country="US" fo:font-style="normal" fo:font-weight="normal" officeooo:rsid="01a1af40" officeooo:paragraph-rsid="0243b2a7" fo:background-color="#dddddd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language="en" fo:country="US" fo:font-style="normal" fo:font-weight="normal" officeooo:rsid="01a1af40" officeooo:paragraph-rsid="024b7645" fo:background-color="#dddddd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language="en" fo:country="US" fo:font-style="normal" fo:font-weight="normal" officeooo:rsid="01a1af40" officeooo:paragraph-rsid="024c9726" fo:background-color="#dddddd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language="en" fo:country="US" fo:font-style="normal" fo:font-weight="normal" officeooo:rsid="01a1af40" officeooo:paragraph-rsid="024ec6e8" fo:background-color="#dddddd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language="en" fo:country="US" fo:font-style="normal" fo:font-weight="normal" officeooo:rsid="01a1af40" officeooo:paragraph-rsid="02252c01" fo:background-color="#dddddd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language="en" fo:country="US" fo:font-style="normal" fo:font-weight="normal" officeooo:rsid="021be2de" officeooo:paragraph-rsid="020eabcb" fo:background-color="#dddddd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language="en" fo:country="US" fo:font-style="normal" fo:font-weight="normal" officeooo:rsid="01b5e6e9" officeooo:paragraph-rsid="02386f08" fo:background-color="transparent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language="en" fo:country="US" fo:font-style="normal" fo:font-weight="normal" officeooo:rsid="01b5e6e9" officeooo:paragraph-rsid="02337c92" fo:background-color="transparent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language="en" fo:country="US" fo:font-style="normal" fo:font-weight="normal" officeooo:rsid="01b5e6e9" officeooo:paragraph-rsid="023de16d" fo:background-color="transparent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language="en" fo:country="US" fo:font-style="normal" fo:font-weight="normal" officeooo:rsid="02392a25" officeooo:paragraph-rsid="02392a25" fo:background-color="transparent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language="en" fo:country="US" fo:font-style="normal" fo:font-weight="normal" officeooo:rsid="02392a25" officeooo:paragraph-rsid="023a82db" fo:background-color="transparent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language="en" fo:country="US" fo:font-style="normal" fo:font-weight="normal" officeooo:rsid="02386f08" officeooo:paragraph-rsid="02386f08" fo:background-color="transparent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language="en" fo:country="US" fo:font-style="normal" fo:font-weight="normal" officeooo:rsid="0240173b" officeooo:paragraph-rsid="0240173b" fo:background-color="transparent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language="en" fo:country="US" fo:font-style="normal" fo:font-weight="normal" officeooo:rsid="02337c92" officeooo:paragraph-rsid="0240173b" fo:background-color="transparent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language="en" fo:country="US" fo:font-style="normal" fo:font-weight="normal" officeooo:rsid="02431f0e" officeooo:paragraph-rsid="02431f0e" fo:background-color="transparent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language="en" fo:country="US" fo:font-style="normal" fo:font-weight="normal" officeooo:rsid="00373dfb" officeooo:paragraph-rsid="02252c01" fo:background-color="#fff200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fo:language="en" fo:country="US" fo:font-style="normal" fo:font-weight="bold" officeooo:rsid="01ebd016" officeooo:paragraph-rsid="020011cb" fo:background-color="#fff200" style:font-style-asian="normal" style:font-weight-asian="bold" style:font-style-complex="normal" style:font-weight-complex="bold"/>
    </style:style>
    <style:style style:name="P68" style:family="paragraph" style:parent-style-name="Standard">
      <style:text-properties fo:font-size="6pt" fo:language="en" fo:country="US" fo:font-weight="bold" officeooo:rsid="001e4eb8" officeooo:paragraph-rsid="014f0a12" style:font-size-asian="6pt" style:font-weight-asian="bold" style:font-size-complex="6pt" style:font-weight-complex="bold"/>
    </style:style>
    <style:style style:name="P69" style:family="paragraph" style:parent-style-name="Standard">
      <style:text-properties fo:font-size="6pt" fo:language="en" fo:country="US" fo:font-weight="bold" officeooo:rsid="001e4eb8" officeooo:paragraph-rsid="020eabcb" style:font-size-asian="6pt" style:font-weight-asian="bold" style:font-size-complex="6pt" style:font-weight-complex="bold"/>
    </style:style>
    <style:style style:name="P70" style:family="paragraph" style:parent-style-name="Standard">
      <style:text-properties fo:font-size="6pt" fo:language="en" fo:country="US" fo:font-weight="bold" officeooo:rsid="01b1c4bc" officeooo:paragraph-rsid="0232287a" style:font-size-asian="6pt" style:font-weight-asian="bold" style:font-size-complex="6pt" style:font-weight-complex="bold"/>
    </style:style>
    <style:style style:name="P71" style:family="paragraph" style:parent-style-name="Standard">
      <style:text-properties fo:font-size="6pt" fo:language="en" fo:country="US" fo:font-weight="bold" officeooo:rsid="00119e79" officeooo:paragraph-rsid="00131f4f" fo:background-color="#ffff00" style:font-size-asian="5.25pt" style:font-weight-asian="bold" style:font-size-complex="6pt" style:font-weight-complex="bold"/>
    </style:style>
    <style:style style:name="P72" style:family="paragraph" style:parent-style-name="Standard">
      <style:text-properties fo:font-size="6pt" fo:language="en" fo:country="US" fo:font-weight="normal" officeooo:rsid="003b1ec5" officeooo:paragraph-rsid="00131f4f" style:font-size-asian="6pt" style:font-weight-asian="normal" style:font-size-complex="6pt" style:font-weight-complex="normal"/>
    </style:style>
    <style:style style:name="P73" style:family="paragraph" style:parent-style-name="Standard">
      <style:text-properties officeooo:paragraph-rsid="00ab4647"/>
    </style:style>
    <style:style style:name="P74" style:family="paragraph" style:parent-style-name="Standard">
      <style:text-properties officeooo:paragraph-rsid="00f05b1d"/>
    </style:style>
    <style:style style:name="P75" style:family="paragraph" style:parent-style-name="Standard">
      <style:text-properties officeooo:paragraph-rsid="00131f4f"/>
    </style:style>
    <style:style style:name="P76" style:family="paragraph" style:parent-style-name="Standard">
      <style:text-properties officeooo:paragraph-rsid="014f0a12"/>
    </style:style>
    <style:style style:name="P77" style:family="paragraph" style:parent-style-name="Standard">
      <style:text-properties officeooo:paragraph-rsid="01ebd016"/>
    </style:style>
    <style:style style:name="P78" style:family="paragraph" style:parent-style-name="Standard">
      <style:text-properties officeooo:paragraph-rsid="01effb6c"/>
    </style:style>
    <style:style style:name="P79" style:family="paragraph" style:parent-style-name="Standard">
      <style:text-properties officeooo:paragraph-rsid="01f27726"/>
    </style:style>
    <style:style style:name="P80" style:family="paragraph" style:parent-style-name="Standard">
      <style:text-properties officeooo:paragraph-rsid="01f3eed3"/>
    </style:style>
    <style:style style:name="P81" style:family="paragraph" style:parent-style-name="Standard">
      <style:text-properties officeooo:paragraph-rsid="01f2a63a"/>
    </style:style>
    <style:style style:name="P82" style:family="paragraph" style:parent-style-name="Standard">
      <style:text-properties officeooo:paragraph-rsid="01fed22f"/>
    </style:style>
    <style:style style:name="P83" style:family="paragraph" style:parent-style-name="Standard">
      <style:text-properties officeooo:paragraph-rsid="01ff899c"/>
    </style:style>
    <style:style style:name="P84" style:family="paragraph" style:parent-style-name="Standard">
      <style:text-properties officeooo:rsid="020011cb" officeooo:paragraph-rsid="020011cb"/>
    </style:style>
    <style:style style:name="P85" style:family="paragraph" style:parent-style-name="Standard">
      <style:text-properties officeooo:paragraph-rsid="02019fa2"/>
    </style:style>
    <style:style style:name="P86" style:family="paragraph" style:parent-style-name="Standard">
      <style:text-properties officeooo:paragraph-rsid="0204499e"/>
    </style:style>
    <style:style style:name="P87" style:family="paragraph" style:parent-style-name="Standard">
      <style:text-properties officeooo:rsid="020465d1" officeooo:paragraph-rsid="020465d1"/>
    </style:style>
    <style:style style:name="P88" style:family="paragraph" style:parent-style-name="Standard">
      <style:text-properties officeooo:paragraph-rsid="020465d1"/>
    </style:style>
    <style:style style:name="P89" style:family="paragraph" style:parent-style-name="Standard">
      <style:text-properties officeooo:rsid="0208dc2e" officeooo:paragraph-rsid="0209bb16"/>
    </style:style>
    <style:style style:name="P90" style:family="paragraph" style:parent-style-name="Standard">
      <style:text-properties officeooo:rsid="0209bb16" officeooo:paragraph-rsid="020b45d1"/>
    </style:style>
    <style:style style:name="P91" style:family="paragraph" style:parent-style-name="Standard">
      <style:text-properties officeooo:rsid="020d155c" officeooo:paragraph-rsid="020d155c"/>
    </style:style>
    <style:style style:name="P92" style:family="paragraph" style:parent-style-name="Standard">
      <style:text-properties officeooo:paragraph-rsid="020e8e48"/>
    </style:style>
    <style:style style:name="P93" style:family="paragraph" style:parent-style-name="Standard">
      <style:text-properties officeooo:paragraph-rsid="020eabcb"/>
    </style:style>
    <style:style style:name="P94" style:family="paragraph" style:parent-style-name="Standard">
      <style:text-properties officeooo:paragraph-rsid="021196b5"/>
    </style:style>
    <style:style style:name="P95" style:family="paragraph" style:parent-style-name="Standard">
      <style:text-properties officeooo:paragraph-rsid="02127e61"/>
    </style:style>
    <style:style style:name="P96" style:family="paragraph" style:parent-style-name="Standard">
      <style:text-properties officeooo:rsid="0216c984" officeooo:paragraph-rsid="0216c984"/>
    </style:style>
    <style:style style:name="P97" style:family="paragraph" style:parent-style-name="Standard">
      <style:text-properties officeooo:rsid="0216c984" officeooo:paragraph-rsid="0218d368"/>
    </style:style>
    <style:style style:name="P98" style:family="paragraph" style:parent-style-name="Standard">
      <style:text-properties officeooo:paragraph-rsid="02189dd4"/>
    </style:style>
    <style:style style:name="P99" style:family="paragraph" style:parent-style-name="Standard">
      <style:text-properties officeooo:paragraph-rsid="0218d368"/>
    </style:style>
    <style:style style:name="P100" style:family="paragraph" style:parent-style-name="Standard">
      <style:text-properties officeooo:paragraph-rsid="02197992"/>
    </style:style>
    <style:style style:name="P101" style:family="paragraph" style:parent-style-name="Standard">
      <style:text-properties officeooo:rsid="02197992" officeooo:paragraph-rsid="02197992"/>
    </style:style>
    <style:style style:name="P102" style:family="paragraph" style:parent-style-name="Standard">
      <style:text-properties officeooo:paragraph-rsid="021b0047"/>
    </style:style>
    <style:style style:name="P103" style:family="paragraph" style:parent-style-name="Standard">
      <style:text-properties officeooo:paragraph-rsid="021be2de"/>
    </style:style>
    <style:style style:name="P104" style:family="paragraph" style:parent-style-name="Standard">
      <style:text-properties officeooo:paragraph-rsid="01fb6151"/>
    </style:style>
    <style:style style:name="P105" style:family="paragraph" style:parent-style-name="Standard">
      <style:text-properties officeooo:paragraph-rsid="021dd0cc"/>
    </style:style>
    <style:style style:name="P106" style:family="paragraph" style:parent-style-name="Standard">
      <style:text-properties officeooo:paragraph-rsid="021eb2b9"/>
    </style:style>
    <style:style style:name="P107" style:family="paragraph" style:parent-style-name="Standard">
      <style:text-properties officeooo:paragraph-rsid="02208a0e"/>
    </style:style>
    <style:style style:name="P108" style:family="paragraph" style:parent-style-name="Standard">
      <style:text-properties officeooo:paragraph-rsid="022195df"/>
    </style:style>
    <style:style style:name="P109" style:family="paragraph" style:parent-style-name="Standard">
      <style:text-properties officeooo:paragraph-rsid="0225b6dc"/>
    </style:style>
    <style:style style:name="P110" style:family="paragraph" style:parent-style-name="Standard">
      <style:text-properties officeooo:paragraph-rsid="022ba885"/>
    </style:style>
    <style:style style:name="P111" style:family="paragraph" style:parent-style-name="Standard">
      <style:text-properties officeooo:paragraph-rsid="022dd558"/>
    </style:style>
    <style:style style:name="P112" style:family="paragraph" style:parent-style-name="Standard">
      <style:text-properties officeooo:paragraph-rsid="022fc78c"/>
    </style:style>
    <style:style style:name="P113" style:family="paragraph" style:parent-style-name="Standard">
      <style:text-properties officeooo:paragraph-rsid="0232287a"/>
    </style:style>
    <style:style style:name="P114" style:family="paragraph" style:parent-style-name="Standard">
      <style:text-properties officeooo:paragraph-rsid="02335c97"/>
    </style:style>
    <style:style style:name="P115" style:family="paragraph" style:parent-style-name="Standard">
      <style:text-properties officeooo:paragraph-rsid="02386f08"/>
    </style:style>
    <style:style style:name="P116" style:family="paragraph" style:parent-style-name="Standard">
      <style:text-properties officeooo:paragraph-rsid="02392a25"/>
    </style:style>
    <style:style style:name="P117" style:family="paragraph" style:parent-style-name="Standard">
      <style:text-properties fo:color="#999999" fo:language="en" fo:country="US" fo:font-weight="bold" officeooo:rsid="003b1ec5" officeooo:paragraph-rsid="02337c92" style:font-weight-asian="bold" style:font-weight-complex="bold"/>
    </style:style>
    <style:style style:name="P118" style:family="paragraph" style:parent-style-name="Standard">
      <style:text-properties officeooo:paragraph-rsid="0243b2a7"/>
    </style:style>
    <style:style style:name="P119" style:family="paragraph" style:parent-style-name="Standard">
      <style:text-properties officeooo:paragraph-rsid="0245268e"/>
    </style:style>
    <style:style style:name="P120" style:family="paragraph" style:parent-style-name="Standard">
      <style:text-properties officeooo:paragraph-rsid="024ec6e8"/>
    </style:style>
    <style:style style:name="P121" style:family="paragraph" style:parent-style-name="Standard">
      <style:text-properties officeooo:paragraph-rsid="024fb66d"/>
    </style:style>
    <style:style style:name="P122" style:family="paragraph" style:parent-style-name="Standard">
      <style:text-properties officeooo:rsid="02507d65" officeooo:paragraph-rsid="02507d65"/>
    </style:style>
    <style:style style:name="P123" style:family="paragraph" style:parent-style-name="Standard">
      <style:text-properties officeooo:paragraph-rsid="02507d65"/>
    </style:style>
    <style:style style:name="P124" style:family="paragraph" style:parent-style-name="Standard">
      <style:text-properties officeooo:paragraph-rsid="025162a2"/>
    </style:style>
    <style:style style:name="P125" style:family="paragraph" style:parent-style-name="Standard">
      <style:text-properties officeooo:paragraph-rsid="0213936a"/>
    </style:style>
    <style:style style:name="P126" style:family="paragraph" style:parent-style-name="Standard">
      <style:text-properties officeooo:paragraph-rsid="025416c0"/>
    </style:style>
    <style:style style:name="P127" style:family="paragraph" style:parent-style-name="Standard">
      <style:text-properties officeooo:paragraph-rsid="025528e0"/>
    </style:style>
    <style:style style:name="P128" style:family="paragraph" style:parent-style-name="Standard">
      <style:text-properties officeooo:paragraph-rsid="02589b81"/>
    </style:style>
    <style:style style:name="P129" style:family="paragraph" style:parent-style-name="Standard">
      <style:text-properties officeooo:paragraph-rsid="0228eac4"/>
    </style:style>
    <style:style style:name="P130" style:family="paragraph" style:parent-style-name="Standard">
      <style:text-properties officeooo:paragraph-rsid="023de16d"/>
    </style:style>
    <style:style style:name="P131" style:family="paragraph" style:parent-style-name="Standard">
      <style:paragraph-properties fo:text-align="justify" style:justify-single-word="false" fo:break-before="page"/>
      <style:text-properties fo:color="#999999" fo:language="en" fo:country="US" fo:font-weight="bold" officeooo:rsid="0032f19b" officeooo:paragraph-rsid="00131f4f" fo:background-color="transparent" style:font-weight-asian="bold" style:font-weight-complex="bold"/>
    </style:style>
    <style:style style:name="P132" style:family="paragraph" style:parent-style-name="Standard">
      <style:text-properties fo:language="en" fo:country="US" fo:font-style="normal" fo:font-weight="normal" officeooo:rsid="025162a2" officeooo:paragraph-rsid="025162a2" fo:background-color="#dddddd" style:font-style-asian="normal" style:font-weight-asian="normal" style:font-style-complex="normal" style:font-weight-complex="normal"/>
    </style:style>
    <style:style style:name="P133" style:family="paragraph" style:parent-style-name="Standard">
      <style:text-properties fo:language="en" fo:country="US" fo:font-weight="normal" officeooo:rsid="021eb2b9" officeooo:paragraph-rsid="025528e0" fo:background-color="transparent" style:font-weight-asian="normal" style:font-weight-complex="normal"/>
    </style:style>
    <style:style style:name="P134" style:family="paragraph" style:parent-style-name="Standard">
      <style:text-properties officeooo:paragraph-rsid="025e44c6"/>
    </style:style>
    <style:style style:name="T1" style:family="text">
      <style:text-properties officeooo:rsid="0043d0fb"/>
    </style:style>
    <style:style style:name="T2" style:family="text">
      <style:text-properties fo:font-weight="bold" officeooo:rsid="00373dfb" fo:background-color="#fff200" loext:char-shading-value="0" style:font-weight-asian="bold" style:font-weight-complex="bold"/>
    </style:style>
    <style:style style:name="T3" style:family="text">
      <style:text-properties fo:font-weight="bold" officeooo:rsid="01ebd016" fo:background-color="#fff200" loext:char-shading-value="0" style:font-weight-asian="bold" style:font-weight-complex="bold"/>
    </style:style>
    <style:style style:name="T4" style:family="text">
      <style:text-properties fo:font-weight="bold" officeooo:rsid="025c67ed" fo:background-color="#fff200" loext:char-shading-value="0" style:font-weight-asian="bold" style:font-weight-complex="bold"/>
    </style:style>
    <style:style style:name="T5" style:family="text">
      <style:text-properties fo:font-weight="bold" officeooo:rsid="025eaa79" fo:background-color="#fff200" loext:char-shading-value="0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ceef7" style:font-weight-asian="bold" style:font-weight-complex="bold"/>
    </style:style>
    <style:style style:name="T8" style:family="text">
      <style:text-properties fo:font-weight="bold" officeooo:rsid="010b0b47" style:font-weight-asian="bold" style:font-weight-complex="bold"/>
    </style:style>
    <style:style style:name="T9" style:family="text">
      <style:text-properties fo:font-weight="bold" officeooo:rsid="01f3eed3" style:font-weight-asian="bold" style:font-weight-complex="bold"/>
    </style:style>
    <style:style style:name="T10" style:family="text">
      <style:text-properties fo:font-weight="bold" officeooo:rsid="01fddedc" style:font-weight-asian="bold" style:font-weight-complex="bold"/>
    </style:style>
    <style:style style:name="T11" style:family="text">
      <style:text-properties fo:font-weight="bold" officeooo:rsid="0204499e" style:font-weight-asian="bold" style:font-weight-complex="bold"/>
    </style:style>
    <style:style style:name="T12" style:family="text">
      <style:text-properties fo:font-weight="bold" officeooo:rsid="021196b5" style:font-weight-asian="bold" style:font-weight-complex="bold"/>
    </style:style>
    <style:style style:name="T13" style:family="text">
      <style:text-properties fo:font-weight="bold" officeooo:rsid="02127e61" style:font-weight-asian="bold" style:font-weight-complex="bold"/>
    </style:style>
    <style:style style:name="T14" style:family="text">
      <style:text-properties fo:font-weight="bold" officeooo:rsid="0213936a" style:font-weight-asian="bold" style:font-weight-complex="bold"/>
    </style:style>
    <style:style style:name="T15" style:family="text">
      <style:text-properties fo:font-weight="bold" officeooo:rsid="0216c984" style:font-weight-asian="bold" style:font-weight-complex="bold"/>
    </style:style>
    <style:style style:name="T16" style:family="text">
      <style:text-properties fo:font-weight="bold" officeooo:rsid="0218d368" style:font-weight-asian="bold" style:font-weight-complex="bold"/>
    </style:style>
    <style:style style:name="T17" style:family="text">
      <style:text-properties fo:font-weight="bold" officeooo:rsid="021b0047" style:font-weight-asian="bold" style:font-weight-complex="bold"/>
    </style:style>
    <style:style style:name="T18" style:family="text">
      <style:text-properties fo:font-weight="bold" officeooo:rsid="023a82db" style:font-weight-asian="bold" style:font-weight-complex="bold"/>
    </style:style>
    <style:style style:name="T19" style:family="text">
      <style:text-properties fo:font-weight="bold" officeooo:rsid="024ec6e8" style:font-weight-asian="bold" style:font-weight-complex="bold"/>
    </style:style>
    <style:style style:name="T20" style:family="text">
      <style:text-properties fo:font-weight="bold" officeooo:rsid="020465d1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21196b5" style:font-weight-asian="normal" style:font-weight-complex="normal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1effb6c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204499e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20465d1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2104a2d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23a82db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24c9726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373dfb" fo:background-color="#fff200" loext:char-shading-value="0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1ebd016" fo:background-color="#fff200" loext:char-shading-value="0" style:font-style-asian="italic" style:font-weight-asian="bold" style:font-style-complex="italic" style:font-weight-complex="bold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218d368" style:font-style-asian="italic" style:font-style-complex="italic"/>
    </style:style>
    <style:style style:name="T3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1fddedc" style:font-style-asian="normal" style:font-style-complex="normal"/>
    </style:style>
    <style:style style:name="T37" style:family="text">
      <style:text-properties fo:font-style="normal" officeooo:rsid="021c4c1c" style:font-style-asian="normal" style:font-style-complex="normal"/>
    </style:style>
    <style:style style:name="T38" style:family="text">
      <style:text-properties fo:font-style="normal" officeooo:rsid="02516236" style:font-style-asian="normal" style:font-style-complex="normal"/>
    </style:style>
    <style:style style:name="T39" style:family="text">
      <style:text-properties fo:font-style="normal" officeooo:rsid="0100f487" fo:background-color="#dddddd" loext:char-shading-value="0" style:font-style-asian="normal" style:font-style-complex="normal"/>
    </style:style>
    <style:style style:name="T40" style:family="text">
      <style:text-properties fo:font-style="normal" fo:font-weight="normal" officeooo:rsid="02104a2d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21be2de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24ec6e8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24ec6e8" style:font-style-asian="normal" style:font-weight-asian="bold" style:font-style-complex="normal" style:font-weight-complex="bold"/>
    </style:style>
    <style:style style:name="T45" style:family="text">
      <style:text-properties officeooo:rsid="00704232"/>
    </style:style>
    <style:style style:name="T46" style:family="text">
      <style:text-properties officeooo:rsid="00fb0d24" fo:background-color="#fff200" loext:char-shading-value="0"/>
    </style:style>
    <style:style style:name="T47" style:family="text">
      <style:text-properties officeooo:rsid="007f05cd" fo:background-color="#fff200" loext:char-shading-value="0"/>
    </style:style>
    <style:style style:name="T48" style:family="text">
      <style:text-properties fo:language="en" fo:country="US" fo:font-weight="normal" fo:background-color="transparent" loext:char-shading-value="0" style:font-weight-asian="normal" style:font-weight-complex="normal"/>
    </style:style>
    <style:style style:name="T49" style:family="text">
      <style:text-properties fo:language="en" fo:country="US" fo:font-weight="normal" officeooo:rsid="007d3450" fo:background-color="transparent" loext:char-shading-value="0" style:font-weight-asian="normal" style:font-weight-complex="normal"/>
    </style:style>
    <style:style style:name="T50" style:family="text">
      <style:text-properties fo:language="en" fo:country="US" fo:font-weight="normal" officeooo:rsid="00bb70dd" fo:background-color="transparent" loext:char-shading-value="0" style:font-weight-asian="normal" style:font-weight-complex="normal"/>
    </style:style>
    <style:style style:name="T51" style:family="text">
      <style:text-properties fo:language="en" fo:country="US" fo:font-weight="normal" officeooo:rsid="00704232" fo:background-color="transparent" loext:char-shading-value="0" style:font-weight-asian="normal" style:font-weight-complex="normal"/>
    </style:style>
    <style:style style:name="T52" style:family="text">
      <style:text-properties fo:language="en" fo:country="US" fo:font-weight="normal" officeooo:rsid="01868637" fo:background-color="transparent" loext:char-shading-value="0" style:font-weight-asian="normal" style:font-weight-complex="normal"/>
    </style:style>
    <style:style style:name="T53" style:family="text">
      <style:text-properties fo:language="en" fo:country="US" fo:font-weight="normal" officeooo:rsid="00d88c8c" fo:background-color="transparent" loext:char-shading-value="0" style:font-weight-asian="normal" style:font-weight-complex="normal"/>
    </style:style>
    <style:style style:name="T54" style:family="text">
      <style:text-properties fo:language="en" fo:country="US" fo:font-weight="normal" officeooo:rsid="007bb7e8" fo:background-color="transparent" loext:char-shading-value="0" style:font-weight-asian="normal" style:font-weight-complex="normal"/>
    </style:style>
    <style:style style:name="T55" style:family="text">
      <style:text-properties fo:language="en" fo:country="US" fo:font-weight="normal" officeooo:rsid="01f27726" fo:background-color="transparent" loext:char-shading-value="0" style:font-weight-asian="normal" style:font-weight-complex="normal"/>
    </style:style>
    <style:style style:name="T56" style:family="text">
      <style:text-properties fo:language="en" fo:country="US" fo:font-weight="normal" officeooo:rsid="01f3eed3" fo:background-color="transparent" loext:char-shading-value="0" style:font-weight-asian="normal" style:font-weight-complex="normal"/>
    </style:style>
    <style:style style:name="T57" style:family="text">
      <style:text-properties fo:language="en" fo:country="US" fo:font-weight="normal" officeooo:rsid="01fed22f" fo:background-color="transparent" loext:char-shading-value="0" style:font-weight-asian="normal" style:font-weight-complex="normal"/>
    </style:style>
    <style:style style:name="T58" style:family="text">
      <style:text-properties fo:language="en" fo:country="US" fo:font-weight="normal" officeooo:rsid="01fb6151" fo:background-color="transparent" loext:char-shading-value="0" style:font-weight-asian="normal" style:font-weight-complex="normal"/>
    </style:style>
    <style:style style:name="T59" style:family="text">
      <style:text-properties fo:language="en" fo:country="US" fo:font-weight="normal" officeooo:rsid="01fbe139" fo:background-color="transparent" loext:char-shading-value="0" style:font-weight-asian="normal" style:font-weight-complex="normal"/>
    </style:style>
    <style:style style:name="T60" style:family="text">
      <style:text-properties fo:language="en" fo:country="US" fo:font-weight="normal" officeooo:rsid="01ff899c" fo:background-color="transparent" loext:char-shading-value="0" style:font-weight-asian="normal" style:font-weight-complex="normal"/>
    </style:style>
    <style:style style:name="T61" style:family="text">
      <style:text-properties fo:language="en" fo:country="US" fo:font-weight="normal" officeooo:rsid="020b45d1" fo:background-color="transparent" loext:char-shading-value="0" style:font-weight-asian="normal" style:font-weight-complex="normal"/>
    </style:style>
    <style:style style:name="T62" style:family="text">
      <style:text-properties fo:language="en" fo:country="US" fo:font-weight="normal" officeooo:rsid="020d155c" fo:background-color="transparent" loext:char-shading-value="0" style:font-weight-asian="normal" style:font-weight-complex="normal"/>
    </style:style>
    <style:style style:name="T63" style:family="text">
      <style:text-properties fo:language="en" fo:country="US" fo:font-weight="normal" officeooo:rsid="020d72a8" fo:background-color="transparent" loext:char-shading-value="0" style:font-weight-asian="normal" style:font-weight-complex="normal"/>
    </style:style>
    <style:style style:name="T64" style:family="text">
      <style:text-properties fo:language="en" fo:country="US" fo:font-weight="normal" officeooo:rsid="020e8e48" fo:background-color="transparent" loext:char-shading-value="0" style:font-weight-asian="normal" style:font-weight-complex="normal"/>
    </style:style>
    <style:style style:name="T65" style:family="text">
      <style:text-properties fo:language="en" fo:country="US" fo:font-weight="normal" officeooo:rsid="021c4c1c" fo:background-color="transparent" loext:char-shading-value="0" style:font-weight-asian="normal" style:font-weight-complex="normal"/>
    </style:style>
    <style:style style:name="T66" style:family="text">
      <style:text-properties fo:language="en" fo:country="US" fo:font-weight="normal" officeooo:rsid="01f98bea" fo:background-color="transparent" loext:char-shading-value="0" style:font-weight-asian="normal" style:font-weight-complex="normal"/>
    </style:style>
    <style:style style:name="T67" style:family="text">
      <style:text-properties fo:language="en" fo:country="US" fo:font-weight="normal" officeooo:rsid="021dd0cc" fo:background-color="transparent" loext:char-shading-value="0" style:font-weight-asian="normal" style:font-weight-complex="normal"/>
    </style:style>
    <style:style style:name="T68" style:family="text">
      <style:text-properties fo:language="en" fo:country="US" fo:font-weight="normal" officeooo:rsid="021eb2b9" fo:background-color="transparent" loext:char-shading-value="0" style:font-weight-asian="normal" style:font-weight-complex="normal"/>
    </style:style>
    <style:style style:name="T69" style:family="text">
      <style:text-properties fo:language="en" fo:country="US" fo:font-weight="normal" officeooo:rsid="02208a0e" fo:background-color="transparent" loext:char-shading-value="0" style:font-weight-asian="normal" style:font-weight-complex="normal"/>
    </style:style>
    <style:style style:name="T70" style:family="text">
      <style:text-properties fo:language="en" fo:country="US" fo:font-weight="normal" officeooo:rsid="022195df" fo:background-color="transparent" loext:char-shading-value="0" style:font-weight-asian="normal" style:font-weight-complex="normal"/>
    </style:style>
    <style:style style:name="T71" style:family="text">
      <style:text-properties fo:language="en" fo:country="US" fo:font-weight="normal" officeooo:rsid="02239cd1" fo:background-color="transparent" loext:char-shading-value="0" style:font-weight-asian="normal" style:font-weight-complex="normal"/>
    </style:style>
    <style:style style:name="T72" style:family="text">
      <style:text-properties fo:language="en" fo:country="US" fo:font-weight="normal" officeooo:rsid="02252c01" fo:background-color="transparent" loext:char-shading-value="0" style:font-weight-asian="normal" style:font-weight-complex="normal"/>
    </style:style>
    <style:style style:name="T73" style:family="text">
      <style:text-properties fo:language="en" fo:country="US" fo:font-weight="normal" officeooo:rsid="0227abd2" fo:background-color="transparent" loext:char-shading-value="0" style:font-weight-asian="normal" style:font-weight-complex="normal"/>
    </style:style>
    <style:style style:name="T74" style:family="text">
      <style:text-properties fo:language="en" fo:country="US" fo:font-weight="normal" officeooo:rsid="022a2428" fo:background-color="transparent" loext:char-shading-value="0" style:font-weight-asian="normal" style:font-weight-complex="normal"/>
    </style:style>
    <style:style style:name="T75" style:family="text">
      <style:text-properties fo:language="en" fo:country="US" fo:font-weight="normal" officeooo:rsid="0228eac4" fo:background-color="transparent" loext:char-shading-value="0" style:font-weight-asian="normal" style:font-weight-complex="normal"/>
    </style:style>
    <style:style style:name="T76" style:family="text">
      <style:text-properties fo:language="en" fo:country="US" fo:font-weight="normal" officeooo:rsid="022ba885" fo:background-color="transparent" loext:char-shading-value="0" style:font-weight-asian="normal" style:font-weight-complex="normal"/>
    </style:style>
    <style:style style:name="T77" style:family="text">
      <style:text-properties fo:language="en" fo:country="US" fo:font-weight="normal" officeooo:rsid="022dd558" fo:background-color="transparent" loext:char-shading-value="0" style:font-weight-asian="normal" style:font-weight-complex="normal"/>
    </style:style>
    <style:style style:name="T78" style:family="text">
      <style:text-properties fo:language="en" fo:country="US" fo:font-weight="normal" officeooo:rsid="022fc78c" fo:background-color="transparent" loext:char-shading-value="0" style:font-weight-asian="normal" style:font-weight-complex="normal"/>
    </style:style>
    <style:style style:name="T79" style:family="text">
      <style:text-properties fo:language="en" fo:country="US" fo:font-weight="normal" officeooo:rsid="02335c97" fo:background-color="transparent" loext:char-shading-value="0" style:font-weight-asian="normal" style:font-weight-complex="normal"/>
    </style:style>
    <style:style style:name="T80" style:family="text">
      <style:text-properties fo:language="en" fo:country="US" fo:font-weight="normal" officeooo:rsid="02523fc6" fo:background-color="transparent" loext:char-shading-value="0" style:font-weight-asian="normal" style:font-weight-complex="normal"/>
    </style:style>
    <style:style style:name="T81" style:family="text">
      <style:text-properties fo:language="en" fo:country="US" fo:font-weight="normal" officeooo:rsid="025528e0" fo:background-color="transparent" loext:char-shading-value="0" style:font-weight-asian="normal" style:font-weight-complex="normal"/>
    </style:style>
    <style:style style:name="T82" style:family="text">
      <style:text-properties fo:language="en" fo:country="US" fo:font-weight="normal" officeooo:rsid="02589b81" fo:background-color="transparent" loext:char-shading-value="0" style:font-weight-asian="normal" style:font-weight-complex="normal"/>
    </style:style>
    <style:style style:name="T83" style:family="text">
      <style:text-properties fo:language="en" fo:country="US" fo:font-weight="normal" officeooo:rsid="025c67ed" fo:background-color="transparent" loext:char-shading-value="0" style:font-weight-asian="normal" style:font-weight-complex="normal"/>
    </style:style>
    <style:style style:name="T84" style:family="text">
      <style:text-properties fo:language="en" fo:country="US" fo:font-weight="normal" officeooo:rsid="025e44c6" fo:background-color="transparent" loext:char-shading-value="0" style:font-weight-asian="normal" style:font-weight-complex="normal"/>
    </style:style>
    <style:style style:name="T85" style:family="text">
      <style:text-properties fo:language="en" fo:country="US" fo:font-weight="normal" style:font-weight-asian="normal" style:font-weight-complex="normal"/>
    </style:style>
    <style:style style:name="T86" style:family="text">
      <style:text-properties fo:language="en" fo:country="US" fo:font-weight="normal" officeooo:rsid="0032ee51" style:font-weight-asian="normal" style:font-weight-complex="normal"/>
    </style:style>
    <style:style style:name="T87" style:family="text">
      <style:text-properties fo:language="en" fo:country="US" fo:font-weight="normal" officeooo:rsid="00d88c8c" style:font-weight-asian="normal" style:font-weight-complex="normal"/>
    </style:style>
    <style:style style:name="T88" style:family="text">
      <style:text-properties fo:language="en" fo:country="US" fo:font-weight="normal" officeooo:rsid="001e4eb8" style:font-weight-asian="normal" style:font-weight-complex="normal"/>
    </style:style>
    <style:style style:name="T89" style:family="text">
      <style:text-properties fo:language="en" fo:country="US" fo:font-weight="normal" officeooo:rsid="02197992" style:font-weight-asian="normal" style:font-weight-complex="normal"/>
    </style:style>
    <style:style style:name="T90" style:family="text">
      <style:text-properties fo:language="en" fo:country="US" fo:font-weight="normal" officeooo:rsid="021c4c1c" style:font-weight-asian="normal" style:font-weight-complex="normal"/>
    </style:style>
    <style:style style:name="T91" style:family="text">
      <style:text-properties fo:language="en" fo:country="US" fo:font-weight="normal" officeooo:rsid="02337c92" style:font-weight-asian="normal" style:font-weight-complex="normal"/>
    </style:style>
    <style:style style:name="T92" style:family="text">
      <style:text-properties fo:language="en" fo:country="US" fo:font-weight="normal" officeooo:rsid="02501808" style:font-weight-asian="normal" style:font-weight-complex="normal"/>
    </style:style>
    <style:style style:name="T93" style:family="text">
      <style:text-properties fo:language="en" fo:country="US" fo:font-weight="normal" officeooo:rsid="02507d65" style:font-weight-asian="normal" style:font-weight-complex="normal"/>
    </style:style>
    <style:style style:name="T94" style:family="text">
      <style:text-properties fo:language="en" fo:country="US" fo:font-weight="normal" officeooo:rsid="0218d368" style:font-weight-asian="normal" style:font-weight-complex="normal"/>
    </style:style>
    <style:style style:name="T95" style:family="text">
      <style:text-properties fo:language="en" fo:country="US" fo:font-weight="normal" officeooo:rsid="025416c0" style:font-weight-asian="normal" style:font-weight-complex="normal"/>
    </style:style>
    <style:style style:name="T96" style:family="text">
      <style:text-properties fo:language="en" fo:country="US" fo:font-weight="normal" officeooo:rsid="0245268e" style:font-weight-asian="normal" style:font-weight-complex="normal"/>
    </style:style>
    <style:style style:name="T97" style:family="text">
      <style:text-properties fo:language="en" fo:country="US" fo:font-weight="normal" officeooo:rsid="025a9b54" style:font-weight-asian="normal" style:font-weight-complex="normal"/>
    </style:style>
    <style:style style:name="T98" style:family="text">
      <style:text-properties fo:language="en" fo:country="US" fo:font-weight="normal" officeooo:rsid="0100f487" fo:background-color="#dddddd" loext:char-shading-value="0" style:font-weight-asian="normal" style:font-weight-complex="normal"/>
    </style:style>
    <style:style style:name="T99" style:family="text">
      <style:text-properties fo:language="en" fo:country="US" fo:font-weight="normal" officeooo:rsid="00357d7d" fo:background-color="#dddddd" loext:char-shading-value="0" style:font-weight-asian="normal" style:font-weight-complex="normal"/>
    </style:style>
    <style:style style:name="T100" style:family="text">
      <style:text-properties fo:language="en" fo:country="US" fo:font-weight="normal" officeooo:rsid="0014eac0" fo:background-color="#dddddd" loext:char-shading-value="0" style:font-weight-asian="normal" style:font-weight-complex="normal"/>
    </style:style>
    <style:style style:name="T101" style:family="text">
      <style:text-properties fo:language="en" fo:country="US" fo:font-weight="normal" officeooo:rsid="00a176b7" fo:background-color="#dddddd" loext:char-shading-value="0" style:font-weight-asian="normal" style:font-weight-complex="normal"/>
    </style:style>
    <style:style style:name="T102" style:family="text">
      <style:text-properties fo:language="en" fo:country="US" fo:font-weight="normal" officeooo:rsid="009c4bac" fo:background-color="#ffffff" loext:char-shading-value="0" style:font-weight-asian="normal" style:font-weight-complex="normal"/>
    </style:style>
    <style:style style:name="T103" style:family="text">
      <style:text-properties fo:language="en" fo:country="US" fo:font-style="italic" fo:font-weight="bold" officeooo:rsid="00373dfb" fo:background-color="#fff200" loext:char-shading-value="0" style:font-style-asian="italic" style:font-weight-asian="bold" style:font-style-complex="italic" style:font-weight-complex="bold"/>
    </style:style>
    <style:style style:name="T104" style:family="text">
      <style:text-properties fo:language="en" fo:country="US" fo:font-style="italic" fo:font-weight="bold" officeooo:rsid="01ebd016" fo:background-color="#fff200" loext:char-shading-value="0" style:font-style-asian="italic" style:font-weight-asian="bold" style:font-style-complex="italic" style:font-weight-complex="bold"/>
    </style:style>
    <style:style style:name="T105" style:family="text">
      <style:text-properties fo:language="en" fo:country="US" fo:font-style="italic" fo:font-weight="bold" officeooo:rsid="021b0047" fo:background-color="#fff200" loext:char-shading-value="0" style:font-style-asian="italic" style:font-weight-asian="bold" style:font-style-complex="italic" style:font-weight-complex="bold"/>
    </style:style>
    <style:style style:name="T106" style:family="text">
      <style:text-properties fo:language="en" fo:country="US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107" style:family="text">
      <style:text-properties fo:language="en" fo:country="US" fo:font-style="italic" fo:font-weight="bold" officeooo:rsid="01fb6151" fo:background-color="transparent" loext:char-shading-value="0" style:font-style-asian="italic" style:font-weight-asian="bold" style:font-style-complex="italic" style:font-weight-complex="bold"/>
    </style:style>
    <style:style style:name="T108" style:family="text">
      <style:text-properties fo:language="en" fo:country="US" fo:font-style="italic" fo:font-weight="bold" officeooo:rsid="020b45d1" fo:background-color="transparent" loext:char-shading-value="0" style:font-style-asian="italic" style:font-weight-asian="bold" style:font-style-complex="italic" style:font-weight-complex="bold"/>
    </style:style>
    <style:style style:name="T109" style:family="text">
      <style:text-properties fo:language="en" fo:country="US" fo:font-style="italic" fo:font-weight="bold" officeooo:rsid="020d155c" fo:background-color="transparent" loext:char-shading-value="0" style:font-style-asian="italic" style:font-weight-asian="bold" style:font-style-complex="italic" style:font-weight-complex="bold"/>
    </style:style>
    <style:style style:name="T110" style:family="text">
      <style:text-properties fo:language="en" fo:country="US" fo:font-style="italic" fo:font-weight="bold" officeooo:rsid="020e8e48" fo:background-color="transparent" loext:char-shading-value="0" style:font-style-asian="italic" style:font-weight-asian="bold" style:font-style-complex="italic" style:font-weight-complex="bold"/>
    </style:style>
    <style:style style:name="T111" style:family="text">
      <style:text-properties fo:language="en" fo:country="US" fo:font-style="italic" fo:font-weight="bold" officeooo:rsid="020d72a8" fo:background-color="transparent" loext:char-shading-value="0" style:font-style-asian="italic" style:font-weight-asian="bold" style:font-style-complex="italic" style:font-weight-complex="bold"/>
    </style:style>
    <style:style style:name="T112" style:family="text">
      <style:text-properties fo:language="en" fo:country="US" fo:font-style="italic" fo:font-weight="bold" officeooo:rsid="00373dfb" fo:background-color="transparent" loext:char-shading-value="0" style:font-style-asian="italic" style:font-weight-asian="bold" style:font-style-complex="italic" style:font-weight-complex="bold"/>
    </style:style>
    <style:style style:name="T113" style:family="text">
      <style:text-properties fo:language="en" fo:country="US" fo:font-style="italic" fo:font-weight="bold" officeooo:rsid="01f98bea" fo:background-color="transparent" loext:char-shading-value="0" style:font-style-asian="italic" style:font-weight-asian="bold" style:font-style-complex="italic" style:font-weight-complex="bold"/>
    </style:style>
    <style:style style:name="T114" style:family="text">
      <style:text-properties fo:language="en" fo:country="US" fo:font-style="italic" fo:font-weight="bold" officeooo:rsid="022dd558" fo:background-color="transparent" loext:char-shading-value="0" style:font-style-asian="italic" style:font-weight-asian="bold" style:font-style-complex="italic" style:font-weight-complex="bold"/>
    </style:style>
    <style:style style:name="T115" style:family="text">
      <style:text-properties fo:language="en" fo:country="US" fo:font-style="italic" fo:font-weight="bold" officeooo:rsid="022fc78c" fo:background-color="transparent" loext:char-shading-value="0" style:font-style-asian="italic" style:font-weight-asian="bold" style:font-style-complex="italic" style:font-weight-complex="bold"/>
    </style:style>
    <style:style style:name="T116" style:family="text">
      <style:text-properties fo:language="en" fo:country="US" fo:font-style="italic" fo:font-weight="bold" officeooo:rsid="02335c97" fo:background-color="transparent" loext:char-shading-value="0" style:font-style-asian="italic" style:font-weight-asian="bold" style:font-style-complex="italic" style:font-weight-complex="bold"/>
    </style:style>
    <style:style style:name="T117" style:family="text">
      <style:text-properties fo:language="en" fo:country="US" fo:font-style="italic" fo:font-weight="bold" officeooo:rsid="02337c92" fo:background-color="transparent" loext:char-shading-value="0" style:font-style-asian="italic" style:font-weight-asian="bold" style:font-style-complex="italic" style:font-weight-complex="bold"/>
    </style:style>
    <style:style style:name="T118" style:family="text">
      <style:text-properties fo:language="en" fo:country="US" fo:font-style="italic" fo:font-weight="bold" officeooo:rsid="02386f08" fo:background-color="transparent" loext:char-shading-value="0" style:font-style-asian="italic" style:font-weight-asian="bold" style:font-style-complex="italic" style:font-weight-complex="bold"/>
    </style:style>
    <style:style style:name="T119" style:family="text">
      <style:text-properties fo:language="en" fo:country="US" fo:font-style="italic" fo:font-weight="bold" officeooo:rsid="02392a25" fo:background-color="transparent" loext:char-shading-value="0" style:font-style-asian="italic" style:font-weight-asian="bold" style:font-style-complex="italic" style:font-weight-complex="bold"/>
    </style:style>
    <style:style style:name="T120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21" style:family="text">
      <style:text-properties fo:language="en" fo:country="US" fo:font-style="italic" fo:font-weight="bold" officeooo:rsid="001e4eb8" style:font-style-asian="italic" style:font-weight-asian="bold" style:font-style-complex="italic" style:font-weight-complex="bold"/>
    </style:style>
    <style:style style:name="T122" style:family="text">
      <style:text-properties fo:language="en" fo:country="US" fo:font-style="italic" fo:font-weight="bold" officeooo:rsid="021c4c1c" style:font-style-asian="italic" style:font-weight-asian="bold" style:font-style-complex="italic" style:font-weight-complex="bold"/>
    </style:style>
    <style:style style:name="T123" style:family="text">
      <style:text-properties fo:language="en" fo:country="US" fo:font-style="italic" fo:font-weight="bold" officeooo:rsid="02197992" style:font-style-asian="italic" style:font-weight-asian="bold" style:font-style-complex="italic" style:font-weight-complex="bold"/>
    </style:style>
    <style:style style:name="T124" style:family="text">
      <style:text-properties fo:language="en" fo:country="US" fo:font-style="italic" fo:font-weight="bold" officeooo:rsid="02501808" style:font-style-asian="italic" style:font-weight-asian="bold" style:font-style-complex="italic" style:font-weight-complex="bold"/>
    </style:style>
    <style:style style:name="T125" style:family="text">
      <style:text-properties fo:language="en" fo:country="US" fo:font-style="italic" fo:font-weight="normal" officeooo:rsid="022fc78c" fo:background-color="transparent" loext:char-shading-value="0" style:font-style-asian="italic" style:font-weight-asian="normal" style:font-style-complex="italic" style:font-weight-complex="normal"/>
    </style:style>
    <style:style style:name="T126" style:family="text">
      <style:text-properties fo:language="en" fo:country="US" fo:font-style="italic" fo:font-weight="normal" officeooo:rsid="01a1af40" fo:background-color="#dddddd" loext:char-shading-value="0" style:font-style-asian="italic" style:font-weight-asian="normal" style:font-style-complex="italic" style:font-weight-complex="normal"/>
    </style:style>
    <style:style style:name="T127" style:family="text">
      <style:text-properties fo:language="en" fo:country="US" fo:font-style="normal" fo:font-weight="normal" officeooo:rsid="02337c92" fo:background-color="transparent" loext:char-shading-value="0" style:font-style-asian="normal" style:font-weight-asian="normal" style:font-style-complex="normal" style:font-weight-complex="normal"/>
    </style:style>
    <style:style style:name="T128" style:family="text">
      <style:text-properties fo:language="en" fo:country="US" fo:font-style="normal" fo:font-weight="normal" officeooo:rsid="02386f08" fo:background-color="transparent" loext:char-shading-value="0" style:font-style-asian="normal" style:font-weight-asian="normal" style:font-style-complex="normal" style:font-weight-complex="normal"/>
    </style:style>
    <style:style style:name="T129" style:family="text">
      <style:text-properties fo:language="en" fo:country="US" fo:font-style="normal" fo:font-weight="normal" officeooo:rsid="02392a25" fo:background-color="transparent" loext:char-shading-value="0" style:font-style-asian="normal" style:font-weight-asian="normal" style:font-style-complex="normal" style:font-weight-complex="normal"/>
    </style:style>
    <style:style style:name="T130" style:family="text">
      <style:text-properties fo:language="en" fo:country="US" fo:font-style="normal" fo:font-weight="normal" officeooo:rsid="025a9b54" fo:background-color="transparent" loext:char-shading-value="0" style:font-style-asian="normal" style:font-weight-asian="normal" style:font-style-complex="normal" style:font-weight-complex="normal"/>
    </style:style>
    <style:style style:name="T131" style:family="text">
      <style:text-properties fo:language="en" fo:country="US" fo:font-style="normal" fo:font-weight="normal" officeooo:rsid="025eaa79" fo:background-color="transparent" loext:char-shading-value="0" style:font-style-asian="normal" style:font-weight-asian="normal" style:font-style-complex="normal" style:font-weight-complex="normal"/>
    </style:style>
    <style:style style:name="T132" style:family="text">
      <style:text-properties fo:language="en" fo:country="US" fo:font-style="normal" fo:font-weight="normal" officeooo:rsid="0100f487" fo:background-color="#dddddd" loext:char-shading-value="0" style:font-style-asian="normal" style:font-weight-asian="normal" style:font-style-complex="normal" style:font-weight-complex="normal"/>
    </style:style>
    <style:style style:name="T133" style:family="text">
      <style:text-properties fo:language="en" fo:country="US" fo:font-style="normal" fo:font-weight="normal" officeooo:rsid="01a1af40" fo:background-color="#dddddd" loext:char-shading-value="0" style:font-style-asian="normal" style:font-weight-asian="normal" style:font-style-complex="normal" style:font-weight-complex="normal"/>
    </style:style>
    <style:style style:name="T134" style:family="text">
      <style:text-properties fo:language="en" fo:country="US" fo:font-style="normal" fo:font-weight="normal" officeooo:rsid="01fddedc" fo:background-color="#dddddd" loext:char-shading-value="0" style:font-style-asian="normal" style:font-weight-asian="normal" style:font-style-complex="normal" style:font-weight-complex="normal"/>
    </style:style>
    <style:style style:name="T135" style:family="text">
      <style:text-properties fo:language="en" fo:country="US" fo:font-style="normal" fo:font-weight="normal" officeooo:rsid="0207c3d6" fo:background-color="#dddddd" loext:char-shading-value="0" style:font-style-asian="normal" style:font-weight-asian="normal" style:font-style-complex="normal" style:font-weight-complex="normal"/>
    </style:style>
    <style:style style:name="T136" style:family="text">
      <style:text-properties fo:language="en" fo:country="US" fo:font-style="normal" fo:font-weight="normal" officeooo:rsid="020eabcb" fo:background-color="#dddddd" loext:char-shading-value="0" style:font-style-asian="normal" style:font-weight-asian="normal" style:font-style-complex="normal" style:font-weight-complex="normal"/>
    </style:style>
    <style:style style:name="T137" style:family="text">
      <style:text-properties fo:language="en" fo:country="US" fo:font-style="normal" fo:font-weight="normal" officeooo:rsid="021b0047" fo:background-color="#dddddd" loext:char-shading-value="0" style:font-style-asian="normal" style:font-weight-asian="normal" style:font-style-complex="normal" style:font-weight-complex="normal"/>
    </style:style>
    <style:style style:name="T138" style:family="text">
      <style:text-properties fo:language="en" fo:country="US" fo:font-style="normal" fo:font-weight="normal" officeooo:rsid="021c4c1c" fo:background-color="#dddddd" loext:char-shading-value="0" style:font-style-asian="normal" style:font-weight-asian="normal" style:font-style-complex="normal" style:font-weight-complex="normal"/>
    </style:style>
    <style:style style:name="T139" style:family="text">
      <style:text-properties fo:language="en" fo:country="US" fo:font-style="normal" fo:font-weight="normal" officeooo:rsid="0243b2a7" fo:background-color="#dddddd" loext:char-shading-value="0" style:font-style-asian="normal" style:font-weight-asian="normal" style:font-style-complex="normal" style:font-weight-complex="normal"/>
    </style:style>
    <style:style style:name="T140" style:family="text">
      <style:text-properties fo:language="en" fo:country="US" fo:font-style="normal" fo:font-weight="normal" officeooo:rsid="02466c8f" fo:background-color="#dddddd" loext:char-shading-value="0" style:font-style-asian="normal" style:font-weight-asian="normal" style:font-style-complex="normal" style:font-weight-complex="normal"/>
    </style:style>
    <style:style style:name="T141" style:family="text">
      <style:text-properties fo:language="en" fo:country="US" fo:font-style="normal" fo:font-weight="normal" officeooo:rsid="02523fc6" fo:background-color="#dddddd" loext:char-shading-value="0" style:font-style-asian="normal" style:font-weight-asian="normal" style:font-style-complex="normal" style:font-weight-complex="normal"/>
    </style:style>
    <style:style style:name="T142" style:family="text">
      <style:text-properties fo:language="en" fo:country="US" fo:font-style="normal" fo:font-weight="normal" officeooo:rsid="02589b81" fo:background-color="#dddddd" loext:char-shading-value="0" style:font-style-asian="normal" style:font-weight-asian="normal" style:font-style-complex="normal" style:font-weight-complex="normal"/>
    </style:style>
    <style:style style:name="T143" style:family="text">
      <style:text-properties fo:language="en" fo:country="US" fo:font-style="normal" fo:font-weight="normal" officeooo:rsid="025a9b54" fo:background-color="#dddddd" loext:char-shading-value="0" style:font-style-asian="normal" style:font-weight-asian="normal" style:font-style-complex="normal" style:font-weight-complex="normal"/>
    </style:style>
    <style:style style:name="T144" style:family="text">
      <style:text-properties fo:language="en" fo:country="US" fo:font-style="normal" fo:font-weight="normal" officeooo:rsid="025c7e46" fo:background-color="#dddddd" loext:char-shading-value="0" style:font-style-asian="normal" style:font-weight-asian="normal" style:font-style-complex="normal" style:font-weight-complex="normal"/>
    </style:style>
    <style:style style:name="T145" style:family="text">
      <style:text-properties fo:language="en" fo:country="US" fo:font-style="normal" fo:font-weight="normal" officeooo:rsid="025e44c6" fo:background-color="#dddddd" loext:char-shading-value="0" style:font-style-asian="normal" style:font-weight-asian="normal" style:font-style-complex="normal" style:font-weight-complex="normal"/>
    </style:style>
    <style:style style:name="T146" style:family="text">
      <style:text-properties fo:language="en" fo:country="US" fo:font-style="normal" fo:font-weight="bold" officeooo:rsid="02337c92" fo:background-color="transparent" loext:char-shading-value="0" style:font-style-asian="normal" style:font-weight-asian="bold" style:font-style-complex="normal" style:font-weight-complex="bold"/>
    </style:style>
    <style:style style:name="T147" style:family="text">
      <style:text-properties fo:language="en" fo:country="US" fo:font-style="normal" fo:font-weight="bold" officeooo:rsid="02386f08" fo:background-color="transparent" loext:char-shading-value="0" style:font-style-asian="normal" style:font-weight-asian="bold" style:font-style-complex="normal" style:font-weight-complex="bold"/>
    </style:style>
    <style:style style:name="T148" style:family="text">
      <style:text-properties fo:language="en" fo:country="US" fo:font-style="normal" fo:font-weight="bold" officeooo:rsid="02392a25" fo:background-color="transparent" loext:char-shading-value="0" style:font-style-asian="normal" style:font-weight-asian="bold" style:font-style-complex="normal" style:font-weight-complex="bold"/>
    </style:style>
    <style:style style:name="T149" style:family="text">
      <style:text-properties fo:language="en" fo:country="US" fo:font-style="normal" fo:font-weight="bold" officeooo:rsid="025eaa79" fo:background-color="transparent" loext:char-shading-value="0" style:font-style-asian="normal" style:font-weight-asian="bold" style:font-style-complex="normal" style:font-weight-complex="bold"/>
    </style:style>
    <style:style style:name="T150" style:family="text">
      <style:text-properties fo:language="en" fo:country="US" fo:font-style="normal" fo:font-weight="bold" officeooo:rsid="0100f487" fo:background-color="#dddddd" loext:char-shading-value="0" style:font-style-asian="normal" style:font-weight-asian="bold" style:font-style-complex="normal" style:font-weight-complex="bold"/>
    </style:style>
    <style:style style:name="T151" style:family="text">
      <style:text-properties fo:language="en" fo:country="US" fo:font-style="normal" fo:font-weight="bold" officeooo:rsid="01a1af40" fo:background-color="#dddddd" loext:char-shading-value="0" style:font-style-asian="normal" style:font-weight-asian="bold" style:font-style-complex="normal" style:font-weight-complex="bold"/>
    </style:style>
    <style:style style:name="T152" style:family="text">
      <style:text-properties fo:language="en" fo:country="US" fo:font-style="normal" fo:font-weight="bold" officeooo:rsid="0218d368" fo:background-color="#dddddd" loext:char-shading-value="0" style:font-style-asian="normal" style:font-weight-asian="bold" style:font-style-complex="normal" style:font-weight-complex="bold"/>
    </style:style>
    <style:style style:name="T153" style:family="text">
      <style:text-properties fo:language="en" fo:country="US" fo:font-style="normal" fo:font-weight="bold" officeooo:rsid="00373dfb" fo:background-color="#fff200" loext:char-shading-value="0" style:font-style-asian="normal" style:font-weight-asian="bold" style:font-style-complex="normal" style:font-weight-complex="bold"/>
    </style:style>
    <style:style style:name="T154" style:family="text">
      <style:text-properties fo:language="en" fo:country="US" officeooo:rsid="00136227"/>
    </style:style>
    <style:style style:name="T155" style:family="text">
      <style:text-properties fo:language="en" fo:country="US" fo:font-weight="bold" officeooo:rsid="00ab4647" fo:background-color="#fff200" loext:char-shading-value="0" style:font-weight-asian="bold" style:font-weight-complex="bold"/>
    </style:style>
    <style:style style:name="T156" style:family="text">
      <style:text-properties fo:language="en" fo:country="US" fo:font-weight="bold" officeooo:rsid="00d88c8c" fo:background-color="#fff200" loext:char-shading-value="0" style:font-weight-asian="bold" style:font-weight-complex="bold"/>
    </style:style>
    <style:style style:name="T157" style:family="text">
      <style:text-properties fo:language="en" fo:country="US" fo:font-weight="bold" officeooo:rsid="0094c10f" fo:background-color="#fff200" loext:char-shading-value="0" style:font-weight-asian="bold" style:font-weight-complex="bold"/>
    </style:style>
    <style:style style:name="T158" style:family="text">
      <style:text-properties fo:language="en" fo:country="US" fo:font-weight="bold" officeooo:rsid="0075af38" fo:background-color="#fff200" loext:char-shading-value="0" style:font-weight-asian="bold" style:font-weight-complex="bold"/>
    </style:style>
    <style:style style:name="T159" style:family="text">
      <style:text-properties fo:language="en" fo:country="US" fo:font-weight="bold" officeooo:rsid="010b0b47" fo:background-color="#fff200" loext:char-shading-value="0" style:font-weight-asian="bold" style:font-weight-complex="bold"/>
    </style:style>
    <style:style style:name="T160" style:family="text">
      <style:text-properties fo:language="en" fo:country="US" fo:font-weight="bold" officeooo:rsid="00704232" fo:background-color="#fff200" loext:char-shading-value="0" style:font-weight-asian="bold" style:font-weight-complex="bold"/>
    </style:style>
    <style:style style:name="T161" style:family="text">
      <style:text-properties fo:language="en" fo:country="US" fo:font-weight="bold" officeooo:rsid="00c2f5e1" fo:background-color="#fff200" loext:char-shading-value="0" style:font-weight-asian="bold" style:font-weight-complex="bold"/>
    </style:style>
    <style:style style:name="T162" style:family="text">
      <style:text-properties fo:language="en" fo:country="US" fo:font-weight="bold" officeooo:rsid="00373dfb" fo:background-color="#fff200" loext:char-shading-value="0" style:font-weight-asian="bold" style:font-weight-complex="bold"/>
    </style:style>
    <style:style style:name="T163" style:family="text">
      <style:text-properties fo:language="en" fo:country="US" fo:font-weight="bold" officeooo:rsid="01ebd016" fo:background-color="#fff200" loext:char-shading-value="0" style:font-weight-asian="bold" style:font-weight-complex="bold"/>
    </style:style>
    <style:style style:name="T164" style:family="text">
      <style:text-properties fo:language="en" fo:country="US" fo:font-weight="bold" officeooo:rsid="007d3450" fo:background-color="#fff200" loext:char-shading-value="0" style:font-weight-asian="bold" style:font-weight-complex="bold"/>
    </style:style>
    <style:style style:name="T165" style:family="text">
      <style:text-properties fo:language="en" fo:country="US" fo:font-weight="bold" officeooo:rsid="020eabcb" fo:background-color="#fff200" loext:char-shading-value="0" style:font-weight-asian="bold" style:font-weight-complex="bold"/>
    </style:style>
    <style:style style:name="T166" style:family="text">
      <style:text-properties fo:language="en" fo:country="US" fo:font-weight="bold" officeooo:rsid="021196b5" fo:background-color="#fff200" loext:char-shading-value="0" style:font-weight-asian="bold" style:font-weight-complex="bold"/>
    </style:style>
    <style:style style:name="T167" style:family="text">
      <style:text-properties fo:language="en" fo:country="US" fo:font-weight="bold" officeooo:rsid="02127e61" fo:background-color="#fff200" loext:char-shading-value="0" style:font-weight-asian="bold" style:font-weight-complex="bold"/>
    </style:style>
    <style:style style:name="T168" style:family="text">
      <style:text-properties fo:language="en" fo:country="US" fo:font-weight="bold" officeooo:rsid="0213936a" fo:background-color="#fff200" loext:char-shading-value="0" style:font-weight-asian="bold" style:font-weight-complex="bold"/>
    </style:style>
    <style:style style:name="T169" style:family="text">
      <style:text-properties fo:language="en" fo:country="US" fo:font-weight="bold" officeooo:rsid="021b0047" fo:background-color="#fff200" loext:char-shading-value="0" style:font-weight-asian="bold" style:font-weight-complex="bold"/>
    </style:style>
    <style:style style:name="T170" style:family="text">
      <style:text-properties fo:language="en" fo:country="US" fo:font-weight="bold" officeooo:rsid="021c4c1c" fo:background-color="#fff200" loext:char-shading-value="0" style:font-weight-asian="bold" style:font-weight-complex="bold"/>
    </style:style>
    <style:style style:name="T171" style:family="text">
      <style:text-properties fo:language="en" fo:country="US" fo:font-weight="bold" officeooo:rsid="02316799" fo:background-color="#fff200" loext:char-shading-value="0" style:font-weight-asian="bold" style:font-weight-complex="bold"/>
    </style:style>
    <style:style style:name="T172" style:family="text">
      <style:text-properties fo:language="en" fo:country="US" fo:font-weight="bold" officeooo:rsid="025e44c6" fo:background-color="#fff200" loext:char-shading-value="0" style:font-weight-asian="bold" style:font-weight-complex="bold"/>
    </style:style>
    <style:style style:name="T173" style:family="text">
      <style:text-properties fo:language="en" fo:country="US" fo:font-weight="bold" style:font-weight-asian="bold" style:font-weight-complex="bold"/>
    </style:style>
    <style:style style:name="T174" style:family="text">
      <style:text-properties fo:language="en" fo:country="US" fo:font-weight="bold" officeooo:rsid="00136227" style:font-weight-asian="bold" style:font-weight-complex="bold"/>
    </style:style>
    <style:style style:name="T175" style:family="text">
      <style:text-properties fo:language="en" fo:country="US" fo:font-weight="bold" officeooo:rsid="00d88c8c" style:font-weight-asian="bold" style:font-weight-complex="bold"/>
    </style:style>
    <style:style style:name="T176" style:family="text">
      <style:text-properties fo:language="en" fo:country="US" fo:font-weight="bold" officeooo:rsid="00704232" style:font-weight-asian="bold" style:font-weight-complex="bold"/>
    </style:style>
    <style:style style:name="T177" style:family="text">
      <style:text-properties fo:language="en" fo:country="US" fo:font-weight="bold" officeooo:rsid="01ebd016" style:font-weight-asian="bold" style:font-weight-complex="bold"/>
    </style:style>
    <style:style style:name="T178" style:family="text">
      <style:text-properties fo:language="en" fo:country="US" fo:font-weight="bold" officeooo:rsid="02197992" style:font-weight-asian="bold" style:font-weight-complex="bold"/>
    </style:style>
    <style:style style:name="T179" style:family="text">
      <style:text-properties fo:language="en" fo:country="US" fo:font-weight="bold" officeooo:rsid="021eb2b9" style:font-weight-asian="bold" style:font-weight-complex="bold"/>
    </style:style>
    <style:style style:name="T180" style:family="text">
      <style:text-properties fo:language="en" fo:country="US" fo:font-weight="bold" officeooo:rsid="001e4eb8" style:font-weight-asian="bold" style:font-weight-complex="bold"/>
    </style:style>
    <style:style style:name="T181" style:family="text">
      <style:text-properties fo:language="en" fo:country="US" fo:font-weight="bold" officeooo:rsid="02507d65" style:font-weight-asian="bold" style:font-weight-complex="bold"/>
    </style:style>
    <style:style style:name="T182" style:family="text">
      <style:text-properties fo:language="en" fo:country="US" fo:font-weight="bold" officeooo:rsid="02337c92" style:font-weight-asian="bold" style:font-weight-complex="bold"/>
    </style:style>
    <style:style style:name="T183" style:family="text">
      <style:text-properties fo:language="en" fo:country="US" fo:font-weight="bold" officeooo:rsid="0100f487" fo:background-color="#dddddd" loext:char-shading-value="0" style:font-weight-asian="bold" style:font-weight-complex="bold"/>
    </style:style>
    <style:style style:name="T184" style:family="text">
      <style:text-properties fo:language="en" fo:country="US" fo:font-weight="bold" officeooo:rsid="0075af38" fo:background-color="#dddddd" loext:char-shading-value="0" style:font-weight-asian="bold" style:font-weight-complex="bold"/>
    </style:style>
    <style:style style:name="T185" style:family="text">
      <style:text-properties fo:language="en" fo:country="US" fo:font-weight="bold" officeooo:rsid="01ebd016" fo:background-color="#dddddd" loext:char-shading-value="0" style:font-weight-asian="bold" style:font-weight-complex="bold"/>
    </style:style>
    <style:style style:name="T186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187" style:family="text">
      <style:text-properties fo:language="en" fo:country="US" fo:font-weight="bold" officeooo:rsid="007d3450" fo:background-color="transparent" loext:char-shading-value="0" style:font-weight-asian="bold" style:font-weight-complex="bold"/>
    </style:style>
    <style:style style:name="T188" style:family="text">
      <style:text-properties fo:language="en" fo:country="US" fo:font-weight="bold" officeooo:rsid="007bb7e8" fo:background-color="transparent" loext:char-shading-value="0" style:font-weight-asian="bold" style:font-weight-complex="bold"/>
    </style:style>
    <style:style style:name="T189" style:family="text">
      <style:text-properties fo:language="en" fo:country="US" fo:font-weight="bold" officeooo:rsid="01f27726" fo:background-color="transparent" loext:char-shading-value="0" style:font-weight-asian="bold" style:font-weight-complex="bold"/>
    </style:style>
    <style:style style:name="T190" style:family="text">
      <style:text-properties fo:language="en" fo:country="US" fo:font-weight="bold" officeooo:rsid="01f3eed3" fo:background-color="transparent" loext:char-shading-value="0" style:font-weight-asian="bold" style:font-weight-complex="bold"/>
    </style:style>
    <style:style style:name="T191" style:family="text">
      <style:text-properties fo:language="en" fo:country="US" fo:font-weight="bold" officeooo:rsid="01fb6151" fo:background-color="transparent" loext:char-shading-value="0" style:font-weight-asian="bold" style:font-weight-complex="bold"/>
    </style:style>
    <style:style style:name="T192" style:family="text">
      <style:text-properties fo:language="en" fo:country="US" fo:font-weight="bold" officeooo:rsid="01fed22f" fo:background-color="transparent" loext:char-shading-value="0" style:font-weight-asian="bold" style:font-weight-complex="bold"/>
    </style:style>
    <style:style style:name="T193" style:family="text">
      <style:text-properties fo:language="en" fo:country="US" fo:font-weight="bold" officeooo:rsid="01ff899c" fo:background-color="transparent" loext:char-shading-value="0" style:font-weight-asian="bold" style:font-weight-complex="bold"/>
    </style:style>
    <style:style style:name="T194" style:family="text">
      <style:text-properties fo:language="en" fo:country="US" fo:font-weight="bold" officeooo:rsid="020b45d1" fo:background-color="transparent" loext:char-shading-value="0" style:font-weight-asian="bold" style:font-weight-complex="bold"/>
    </style:style>
    <style:style style:name="T195" style:family="text">
      <style:text-properties fo:language="en" fo:country="US" fo:font-weight="bold" officeooo:rsid="020d155c" fo:background-color="transparent" loext:char-shading-value="0" style:font-weight-asian="bold" style:font-weight-complex="bold"/>
    </style:style>
    <style:style style:name="T196" style:family="text">
      <style:text-properties fo:language="en" fo:country="US" fo:font-weight="bold" officeooo:rsid="021196b5" fo:background-color="transparent" loext:char-shading-value="0" style:font-weight-asian="bold" style:font-weight-complex="bold"/>
    </style:style>
    <style:style style:name="T197" style:family="text">
      <style:text-properties fo:language="en" fo:country="US" fo:font-weight="bold" officeooo:rsid="021c4c1c" fo:background-color="transparent" loext:char-shading-value="0" style:font-weight-asian="bold" style:font-weight-complex="bold"/>
    </style:style>
    <style:style style:name="T198" style:family="text">
      <style:text-properties fo:language="en" fo:country="US" fo:font-weight="bold" officeooo:rsid="021eb2b9" fo:background-color="transparent" loext:char-shading-value="0" style:font-weight-asian="bold" style:font-weight-complex="bold"/>
    </style:style>
    <style:style style:name="T199" style:family="text">
      <style:text-properties fo:language="en" fo:country="US" fo:font-weight="bold" officeooo:rsid="02208a0e" fo:background-color="transparent" loext:char-shading-value="0" style:font-weight-asian="bold" style:font-weight-complex="bold"/>
    </style:style>
    <style:style style:name="T200" style:family="text">
      <style:text-properties fo:language="en" fo:country="US" fo:font-weight="bold" officeooo:rsid="022195df" fo:background-color="transparent" loext:char-shading-value="0" style:font-weight-asian="bold" style:font-weight-complex="bold"/>
    </style:style>
    <style:style style:name="T201" style:family="text">
      <style:text-properties fo:language="en" fo:country="US" fo:font-weight="bold" officeooo:rsid="02252c01" fo:background-color="transparent" loext:char-shading-value="0" style:font-weight-asian="bold" style:font-weight-complex="bold"/>
    </style:style>
    <style:style style:name="T202" style:family="text">
      <style:text-properties fo:language="en" fo:country="US" fo:font-weight="bold" officeooo:rsid="0225b6dc" fo:background-color="transparent" loext:char-shading-value="0" style:font-weight-asian="bold" style:font-weight-complex="bold"/>
    </style:style>
    <style:style style:name="T203" style:family="text">
      <style:text-properties fo:language="en" fo:country="US" fo:font-weight="bold" officeooo:rsid="0228eac4" fo:background-color="transparent" loext:char-shading-value="0" style:font-weight-asian="bold" style:font-weight-complex="bold"/>
    </style:style>
    <style:style style:name="T204" style:family="text">
      <style:text-properties fo:language="en" fo:country="US" fo:font-weight="bold" officeooo:rsid="022a2428" fo:background-color="transparent" loext:char-shading-value="0" style:font-weight-asian="bold" style:font-weight-complex="bold"/>
    </style:style>
    <style:style style:name="T205" style:family="text">
      <style:text-properties fo:language="en" fo:country="US" fo:font-weight="bold" officeooo:rsid="022dd558" fo:background-color="transparent" loext:char-shading-value="0" style:font-weight-asian="bold" style:font-weight-complex="bold"/>
    </style:style>
    <style:style style:name="T206" style:family="text">
      <style:text-properties fo:language="en" fo:country="US" fo:font-weight="bold" officeooo:rsid="022fc78c" fo:background-color="transparent" loext:char-shading-value="0" style:font-weight-asian="bold" style:font-weight-complex="bold"/>
    </style:style>
    <style:style style:name="T207" style:family="text">
      <style:text-properties fo:language="en" fo:country="US" fo:font-weight="bold" officeooo:rsid="025528e0" fo:background-color="transparent" loext:char-shading-value="0" style:font-weight-asian="bold" style:font-weight-complex="bold"/>
    </style:style>
    <style:style style:name="T208" style:family="text">
      <style:text-properties fo:language="en" fo:country="US" fo:font-weight="bold" officeooo:rsid="02589b81" fo:background-color="transparent" loext:char-shading-value="0" style:font-weight-asian="bold" style:font-weight-complex="bold"/>
    </style:style>
    <style:style style:name="T209" style:family="text">
      <style:text-properties fo:language="en" fo:country="US" fo:font-weight="bold" officeooo:rsid="022ba885" fo:background-color="transparent" loext:char-shading-value="0" style:font-weight-asian="bold" style:font-weight-complex="bold"/>
    </style:style>
    <style:style style:name="T210" style:family="text">
      <style:text-properties fo:language="en" fo:country="US" fo:font-weight="bold" officeooo:rsid="025e44c6" fo:background-color="transparent" loext:char-shading-value="0" style:font-weight-asian="bold" style:font-weight-complex="bold"/>
    </style:style>
    <style:style style:name="T211" style:family="text">
      <style:text-properties fo:language="en" fo:country="US" fo:font-weight="bold" officeooo:rsid="009c4bac" fo:background-color="#ffffff" loext:char-shading-value="0" style:font-weight-asian="bold" style:font-weight-complex="bold"/>
    </style:style>
    <style:style style:name="T212" style:family="text">
      <style:text-properties fo:language="en" fo:country="US" officeooo:rsid="0032ee51"/>
    </style:style>
    <style:style style:name="T213" style:family="text">
      <style:text-properties fo:language="en" fo:country="US" officeooo:rsid="00bb70dd"/>
    </style:style>
    <style:style style:name="T214" style:family="text">
      <style:text-properties fo:language="en" fo:country="US" officeooo:rsid="00704232"/>
    </style:style>
    <style:style style:name="T215" style:family="text">
      <style:text-properties fo:color="#999999" fo:language="en" fo:country="US" fo:font-weight="bold" officeooo:rsid="001e4eb8" style:font-weight-asian="bold" style:font-weight-complex="bold"/>
    </style:style>
    <style:style style:name="T216" style:family="text">
      <style:text-properties fo:color="#999999" fo:language="en" fo:country="US" fo:font-weight="bold" officeooo:rsid="01087ab0" style:font-weight-asian="bold" style:font-weight-complex="bold"/>
    </style:style>
    <style:style style:name="T217" style:family="text">
      <style:text-properties fo:color="#999999" fo:language="en" fo:country="US" fo:font-weight="bold" officeooo:rsid="00373dfb" style:font-weight-asian="bold" style:font-weight-complex="bold"/>
    </style:style>
    <style:style style:name="T218" style:family="text">
      <style:text-properties fo:color="#999999" fo:language="en" fo:country="US" fo:font-weight="bold" officeooo:rsid="01143e5a" style:font-weight-asian="bold" style:font-weight-complex="bold"/>
    </style:style>
    <style:style style:name="T219" style:family="text">
      <style:text-properties fo:color="#999999" fo:language="en" fo:country="US" fo:font-weight="bold" officeooo:rsid="014f0a12" style:font-weight-asian="bold" style:font-weight-complex="bold"/>
    </style:style>
    <style:style style:name="T220" style:family="text">
      <style:text-properties fo:color="#999999" fo:language="en" fo:country="US" fo:font-weight="bold" officeooo:rsid="01b03bd3" style:font-weight-asian="bold" style:font-weight-complex="bold"/>
    </style:style>
    <style:style style:name="T221" style:family="text">
      <style:text-properties fo:color="#999999" fo:language="en" fo:country="US" fo:font-weight="bold" officeooo:rsid="01ebd016" style:font-weight-asian="bold" style:font-weight-complex="bold"/>
    </style:style>
    <style:style style:name="T222" style:family="text">
      <style:text-properties fo:color="#999999" fo:language="en" fo:country="US" fo:font-weight="bold" officeooo:rsid="001e4eb8" fo:background-color="#ffffff" loext:char-shading-value="0" style:font-weight-asian="bold" style:font-weight-complex="bold"/>
    </style:style>
    <style:style style:name="T223" style:family="text">
      <style:text-properties fo:color="#999999" fo:language="en" fo:country="US" fo:font-weight="bold" officeooo:rsid="00373dfb" fo:background-color="#ffffff" loext:char-shading-value="0" style:font-weight-asian="bold" style:font-weight-complex="bold"/>
    </style:style>
    <style:style style:name="T224" style:family="text">
      <style:text-properties fo:color="#999999" fo:language="en" fo:country="US" fo:font-weight="bold" officeooo:rsid="014f0a12" fo:background-color="#ffffff" loext:char-shading-value="0" style:font-weight-asian="bold" style:font-weight-complex="bold"/>
    </style:style>
    <style:style style:name="T225" style:family="text">
      <style:text-properties fo:color="#999999" fo:language="en" fo:country="US" fo:font-weight="bold" officeooo:rsid="02197992" fo:background-color="#ffffff" loext:char-shading-value="0" style:font-weight-asian="bold" style:font-weight-complex="bold"/>
    </style:style>
    <style:style style:name="T226" style:family="text">
      <style:text-properties officeooo:rsid="0033d7b7"/>
    </style:style>
    <style:style style:name="T227" style:family="text">
      <style:text-properties officeooo:rsid="01f0c4f9"/>
    </style:style>
    <style:style style:name="T228" style:family="text">
      <style:text-properties officeooo:rsid="01f3eed3"/>
    </style:style>
    <style:style style:name="T229" style:family="text">
      <style:text-properties officeooo:rsid="01f4421a"/>
    </style:style>
    <style:style style:name="T230" style:family="text">
      <style:text-properties officeooo:rsid="01f98bea"/>
    </style:style>
    <style:style style:name="T231" style:family="text">
      <style:text-properties officeooo:rsid="01effb6c"/>
    </style:style>
    <style:style style:name="T232" style:family="text">
      <style:text-properties officeooo:rsid="0204499e"/>
    </style:style>
    <style:style style:name="T233" style:family="text">
      <style:text-properties officeooo:rsid="020465d1"/>
    </style:style>
    <style:style style:name="T234" style:family="text">
      <style:text-properties officeooo:rsid="0209bb16"/>
    </style:style>
    <style:style style:name="T235" style:family="text">
      <style:text-properties officeooo:rsid="020b45d1"/>
    </style:style>
    <style:style style:name="T236" style:family="text">
      <style:text-properties officeooo:rsid="020d72a8"/>
    </style:style>
    <style:style style:name="T237" style:family="text">
      <style:text-properties officeooo:rsid="02104a2d"/>
    </style:style>
    <style:style style:name="T238" style:family="text">
      <style:text-properties officeooo:rsid="021196b5"/>
    </style:style>
    <style:style style:name="T239" style:family="text">
      <style:text-properties officeooo:rsid="02127e61"/>
    </style:style>
    <style:style style:name="T240" style:family="text">
      <style:text-properties officeooo:rsid="0216c984"/>
    </style:style>
    <style:style style:name="T241" style:family="text">
      <style:text-properties officeooo:rsid="0218d368"/>
    </style:style>
    <style:style style:name="T242" style:family="text">
      <style:text-properties officeooo:rsid="021b0047"/>
    </style:style>
    <style:style style:name="T243" style:family="text">
      <style:text-properties officeooo:rsid="021be2de"/>
    </style:style>
    <style:style style:name="T244" style:family="text">
      <style:text-properties officeooo:rsid="021dd0cc"/>
    </style:style>
    <style:style style:name="T245" style:family="text">
      <style:text-properties officeooo:rsid="023a82db"/>
    </style:style>
    <style:style style:name="T246" style:family="text">
      <style:text-properties officeooo:rsid="0240173b"/>
    </style:style>
    <style:style style:name="T247" style:family="text">
      <style:text-properties officeooo:rsid="024c9726"/>
    </style:style>
    <style:style style:name="T248" style:family="text">
      <style:text-properties officeooo:rsid="024ec6e8"/>
    </style:style>
    <style:style style:name="T249" style:family="text">
      <style:text-properties officeooo:rsid="025416c0"/>
    </style:style>
    <style:style style:name="T250" style:family="text">
      <style:text-properties officeooo:rsid="025528e0"/>
    </style:style>
    <style:style style:name="T251" style:family="text">
      <style:text-properties officeooo:rsid="025e44c6"/>
    </style:style>
    <style:style style:name="T252" style:family="text">
      <style:text-properties officeooo:rsid="025eaa7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1">### <text:span text:style-name="T1">Intro</text:span> ###</text:p>
      <text:p text:style-name="P71"/>
      <text:p text:style-name="P74"><text:span text:style-name="T154">Here are some </text:span><text:span text:style-name="T155">Java </text:span><text:span text:style-name="T156">IDE</text:span><text:span text:style-name="T174"> </text:span><text:span text:style-name="T175">improvements</text:span><text:span text:style-name="T87">,</text:span></text:p>
      <text:p text:style-name="P74"><text:span text:style-name="T98">including</text:span><text:span text:style-name="T175"> Git, </text:span><text:span text:style-name="T177">Web</text:span><text:span text:style-name="T175"> and general improvements, </text:span><text:span text:style-name="T212">of </text:span><text:span text:style-name="T86">Eclipse </text:span><text:span text:style-name="T157">202</text:span><text:span text:style-name="T156">0</text:span><text:span text:style-name="T157">-</text:span><text:span text:style-name="T158">0</text:span><text:span text:style-name="T156">9</text:span><text:span text:style-name="T86">,</text:span></text:p>
      <text:p text:style-name="P73"><text:span text:style-name="T99">improvements </text:span><text:span text:style-name="T98">that have been added </text:span><text:span text:style-name="T183">since the last release in </text:span><text:span text:style-name="T184">J</text:span><text:span text:style-name="T185">une</text:span><text:span text:style-name="T183"> </text:span><text:span text:style-name="T98">three months </text:span><text:span text:style-name="T100">ago</text:span><text:span text:style-name="T101">.</text:span></text:p>
      <text:p text:style-name="P7"/>
      <text:p text:style-name="P2"/>
      <text:p text:style-name="P76"><text:span text:style-name="T215">### </text:span><text:span text:style-name="T217">J</text:span><text:span text:style-name="T221">ava</text:span><text:span text:style-name="T219"> </text:span><text:span text:style-name="T215">###</text:span></text:p>
      <text:p text:style-name="P68"/>
      <text:p text:style-name="P77"><text:span text:style-name="T164">Java 15 support</text:span><text:span text:style-name="T49"> i</text:span><text:span text:style-name="T53">s</text:span><text:span text:style-name="T49"> </text:span><text:span text:style-name="T164">not yet</text:span><text:span text:style-name="T49"> </text:span><text:span text:style-name="T187">built-in</text:span><text:span text:style-name="T49">,</text:span></text:p>
      <text:p text:style-name="P77"><text:span text:style-name="T54">due to the </text:span><text:span text:style-name="T188">Java 15 </text:span><text:span text:style-name="T54">release date </text:span><text:span text:style-name="T83">being </text:span><text:span text:style-name="T54">only </text:span><text:span text:style-name="T188">one day before</text:span><text:span text:style-name="T54"> </text:span><text:span text:style-name="T83">the release of </text:span><text:span text:style-name="T54">Eclipse 202</text:span><text:span text:style-name="T53">0</text:span><text:span text:style-name="T54">-0</text:span><text:span text:style-name="T53">9.</text:span></text:p>
      <text:p text:style-name="P77"><text:span text:style-name="T53">B</text:span><text:span text:style-name="T65">ut you can </text:span><text:span text:style-name="T197">install</text:span><text:span text:style-name="T65"> the</text:span><text:span text:style-name="T49"> </text:span><text:span text:style-name="T187">current preview </text:span><text:span text:style-name="T49">of the</text:span><text:span text:style-name="T187"> Java 15 support</text:span><text:span text:style-name="T49"> </text:span><text:span text:style-name="T164">via </text:span><text:span text:style-name="T170">the</text:span><text:span text:style-name="T164"> Eclipse Marketplace</text:span><text:span text:style-name="T49">.</text:span></text:p>
      <text:p text:style-name="P12"/>
      <text:p text:style-name="P78"><text:span text:style-name="T102">Let's have a look at the </text:span><text:span text:style-name="T211">improvements</text:span><text:span text:style-name="T102"> that are </text:span><text:span text:style-name="T211">built in</text:span><text:span text:style-name="T102">.</text:span></text:p>
      <text:p text:style-name="P13"/>
      <text:p text:style-name="P32">I<text:span text:style-name="T227">n the Java editor the </text:span><text:span text:style-name="T3">content assist</text:span><text:span text:style-name="T227"> shows additional matches </text:span><text:span text:style-name="T3">for types</text:span><text:span text:style-name="T227">,</text:span></text:p>
      <text:p text:style-name="P9">in addition to the prefix matches as before,</text:p>
      <text:p text:style-name="P33"><text:span text:style-name="T3">substring</text:span> […] and <text:span text:style-name="T3">subword</text:span><text:span text:style-name="T4">s</text:span>.</text:p>
      <text:p text:style-name="P13"/>
      <text:p text:style-name="P14">When concatenating strings, […]</text:p>
      <text:p text:style-name="P79"><text:span text:style-name="T55">there is a </text:span><text:span text:style-name="T189">new quick fix</text:span><text:span text:style-name="T55"> (</text:span><text:span text:style-name="T163">Ctrl+1</text:span><text:span text:style-name="T55">) to use </text:span><text:span text:style-name="T104">String-format</text:span><text:span text:style-name="T55"> instead.</text:span></text:p>
      <text:p text:style-name="P13"/>
      <text:p text:style-name="P10">By the way, in the <text:span text:style-name="T32">Eclipse IDE for </text:span><text:span text:style-name="T23">Enterprise</text:span><text:span text:style-name="T32"> Java Developers</text:span></text:p>
      <text:p text:style-name="P81"><text:span text:style-name="T132">there was a bug that </text:span><text:span text:style-name="T145">ha</text:span><text:span text:style-name="T134">s</text:span><text:span text:style-name="T132"> </text:span><text:span text:style-name="T145">been </text:span><text:span text:style-name="T132">fixed </text:span><text:span text:style-name="T134">no</text:span><text:span text:style-name="T144">w</text:span><text:span text:style-name="T132">:</text:span></text:p>
      <text:p text:style-name="P11"><text:span text:style-name="T35">Here, </text:span><text:span text:style-name="T23">of</text:span><text:span text:style-name="T35"> is displayed correctly as </text:span><text:span text:style-name="T43">first proposal</text:span><text:span text:style-name="T35">, […] </text:span><text:span text:style-name="T43">not </text:span><text:span text:style-name="T23">copy-of</text:span><text:span text:style-name="T36"> </text:span><text:span text:style-name="T38">anymore.</text:span></text:p>
      <text:p text:style-name="P13"/>
      <text:p text:style-name="P80"><text:span text:style-name="T56">Another </text:span><text:span text:style-name="T190">new quick fix</text:span><text:span text:style-name="T56"> </text:span><text:span text:style-name="T132">a</text:span><text:span text:style-name="T134">vailable</text:span><text:span text:style-name="T132"> at </text:span><text:span text:style-name="T150">method references</text:span><text:span text:style-name="T132"> p</text:span><text:span text:style-name="T134">ointing to</text:span><text:span text:style-name="T132"> </text:span><text:span text:style-name="T134">method </text:span><text:span text:style-name="T138">that is missing</text:span></text:p>
      <text:p text:style-name="P80"><text:span text:style-name="T6">create</text:span><text:span text:style-name="T9">s</text:span> <text:span text:style-name="T228">the </text:span><text:span text:style-name="T163">missing method</text:span>.</text:p>
      <text:p text:style-name="P38">This quick fix is offered for <text:span text:style-name="T6">simple </text:span><text:span text:style-name="T10">non-ambiguous </text:span><text:span text:style-name="T6">cases</text:span>, like this one,</text:p>
      <text:p text:style-name="P38">to create a <text:span text:style-name="T229">missing </text:span>method <text:span text:style-name="T6">in the current class</text:span>.</text:p>
      <text:p text:style-name="P13"/>
      <text:p text:style-name="P39">Assuming <text:span text:style-name="T230">that </text:span>some <text:span text:style-name="T23">Code Minings</text:span> are activated <text:span text:style-name="T6">for</text:span> the <text:span text:style-name="T6">Java</text:span> editor, […]</text:p>
      <text:p text:style-name="P15">showing them can be <text:span text:style-name="T6">toggled</text:span> via <text:span text:style-name="T24">Find Actions</text:span><text:span text:style-name="T231"> </text:span>(<text:span text:style-name="T3">Ctrl+3</text:span>) <text:span text:style-name="T39">now.</text:span></text:p>
      <text:p text:style-name="P15"/>
      <text:p text:style-name="P16">In the <text:span text:style-name="T23">Clean Ups</text:span> dialog there is a <text:span text:style-name="T6">new tab:</text:span> <text:span text:style-name="T31">Optimization</text:span></text:p>
      <text:p text:style-name="P104"><text:span text:style-name="T58">c</text:span><text:span text:style-name="T65">ontaining the</text:span><text:span text:style-name="T58"> </text:span><text:span text:style-name="T113">Use lazy logical operator</text:span><text:span text:style-name="T66"> </text:span><text:span text:style-name="T65">option,</text:span></text:p>
      <text:p text:style-name="P40">introduced in the previous release in the <text:span text:style-name="T32">Code Style</text:span> tab,</text:p>
      <text:p text:style-name="P18">and the new <text:span text:style-name="T31">Precompiles reused regular expressions</text:span><text:span text:style-name="T35"> optio</text:span><text:span text:style-name="T37">n:</text:span></text:p>
      <text:p text:style-name="P82"><text:span text:style-name="T59">W</text:span><text:span text:style-name="T58">hen the </text:span><text:span text:style-name="T191">same </text:span><text:span text:style-name="T107">string</text:span><text:span text:style-name="T58"> is used more than on</text:span><text:span text:style-name="T84">c</text:span><text:span text:style-name="T58">e as </text:span><text:span text:style-name="T84">a </text:span><text:span text:style-name="T58">regular expressio</text:span><text:span text:style-name="T57">n,</text:span></text:p>
      <text:p text:style-name="P83"><text:span text:style-name="T57">your code </text:span><text:span text:style-name="T60">will be </text:span><text:span text:style-name="T192">optimized</text:span><text:span text:style-name="T57"> </text:span><text:span text:style-name="T60">for better </text:span><text:span text:style-name="T193">performance</text:span></text:p>
      <text:p text:style-name="P83"><text:span text:style-name="T57">by </text:span><text:span text:style-name="T192">explicitly compiling</text:span><text:span text:style-name="T57"> t</text:span><text:span text:style-name="T60">he </text:span><text:span text:style-name="T58">regular expressio</text:span><text:span text:style-name="T57">n </text:span><text:span text:style-name="T60">string</text:span><text:span text:style-name="T57"> </text:span><text:span text:style-name="T192">only once</text:span></text:p>
      <text:p text:style-name="P83"><text:span text:style-name="T57">instead of </text:span><text:span text:style-name="T192">implicitly compiling</text:span><text:span text:style-name="T57"> i</text:span><text:span text:style-name="T60">t </text:span><text:span text:style-name="T192">every time</text:span><text:span text:style-name="T57"> when using it.</text:span></text:p>
      <text:p text:style-name="P17"/>
      <text:p text:style-name="P84"><text:span text:style-name="T58">A</text:span><text:span text:style-name="T48">nother new code clean up can be found in the </text:span><text:span text:style-name="T106">Unnecessary Code</text:span><text:span text:style-name="T48"> tab […] at the bottom:</text:span></text:p>
      <text:p text:style-name="P67">“Use <text:span text:style-name="T32">Objects-equals</text:span> <text:span text:style-name="T21">in the </text:span><text:span text:style-name="T34">equals</text:span><text:span text:style-name="T21"> method implementation</text:span>”</text:p>
      <text:p text:style-name="P42">This eliminates boilerplate code</text:p>
      <text:p text:style-name="P132">that can be replaced with the Objects-equals method that <text:span text:style-name="T251">has </text:span>exist<text:span text:style-name="T251">ed</text:span> since Java 7.</text:p>
      <text:p text:style-name="P42"/>
      <text:p text:style-name="P86"><text:span text:style-name="T232">In the </text:span><text:span text:style-name="T25">JUnit</text:span><text:span text:style-name="T232"> view,</text:span></text:p>
      <text:p text:style-name="P86"><text:span text:style-name="T232">the </text:span><text:span text:style-name="T11">right-click menu</text:span><text:span text:style-name="T232"> contains now in addition to </text:span><text:span text:style-name="T25">Expand All</text:span><text:span text:style-name="T232"> its counterpart </text:span><text:span text:style-name="T104">Collapse All</text:span><text:span text:style-name="T232">.</text:span></text:p>
      <text:p text:style-name="P124"><text:span text:style-name="T233">The </text:span><text:span text:style-name="T20">order</text:span><text:span text:style-name="T233"> </text:span><text:span text:style-name="T132">in which the tests are </text:span><text:span text:style-name="T150">displayed</text:span></text:p>
      <text:p text:style-name="P124"><text:span text:style-name="T233">can now be chosen in the view menu in the new </text:span><text:span text:style-name="T104">Sort By</text:span><text:span text:style-name="T233"> submenu:</text:span></text:p>
      <text:p text:style-name="P87">- By default the tests are displayed by <text:span text:style-name="T23">Execution Order</text:span>.</text:p>
      <text:p text:style-name="P87">- <text:span text:style-name="T23">Name</text:span> means sorted alphabetically</text:p>
      <text:p text:style-name="P88"><text:span text:style-name="T233">- and </text:span><text:span text:style-name="T26">Execution Time</text:span><text:span text:style-name="T233"> </text:span><text:span text:style-name="T132">m</text:span><text:span text:style-name="T138">ight be</text:span><text:span text:style-name="T132"> helpful when you want to k</text:span><text:span text:style-name="T135">now</text:span><text:span text:style-name="T132"> where the most time is spent</text:span><text:span text:style-name="T233">.</text:span></text:p>
      <text:p text:style-name="P85"/>
      <text:p text:style-name="P89">In <text:span text:style-name="T6">Java launch configurations</text:span> <text:span text:style-name="T132">and Java based launch configurations like JUnit</text:span><text:span text:style-name="T234">,</text:span></text:p>
      <text:p text:style-name="P90">in the <text:span text:style-name="T23">Arguments</text:span> tab there is a <text:span text:style-name="T6">new checkbox</text:span> <text:span text:style-name="T235">for </text:span><text:span text:style-name="T103">helpful</text:span><text:span text:style-name="T162"> NullPointerExceptions</text:span><text:span text:style-name="T52"> messages,</text:span></text:p>
      <text:p text:style-name="P41">which is enabled by default, <text:span text:style-name="T236">but requires Java 14 or higher.</text:span></text:p>
      <text:p text:style-name="P91"><text:span text:style-name="T132">With that,</text:span><text:span text:style-name="T48"> a </text:span><text:span text:style-name="T194">NullPointerException</text:span><text:span text:style-name="T61"> </text:span><text:span text:style-name="T48">will </text:span><text:span text:style-name="T186">not only</text:span><text:span text:style-name="T61"> </text:span><text:span text:style-name="T84">indicate</text:span><text:span text:style-name="T48"> </text:span><text:span text:style-name="T194">the line</text:span><text:span text:style-name="T61"> but </text:span><text:span text:style-name="T194">also what was </text:span><text:span text:style-name="T108">null</text:span><text:span text:style-name="T61">.</text:span></text:p>
      <text:p text:style-name="P19"/>
      <text:p text:style-name="P92"><text:span text:style-name="T132">When debugging, […]</text:span><text:span text:style-name="T62"> in the </text:span><text:span text:style-name="T109">Variables</text:span><text:span text:style-name="T195"> view</text:span><text:span text:style-name="T62"> […], in the </text:span><text:span text:style-name="T195">non-column mode</text:span><text:span text:style-name="T62"> […],</text:span></text:p>
      <text:p text:style-name="P134"><text:span text:style-name="T63">when </text:span><text:span text:style-name="T111">show</text:span><text:span text:style-name="T110">ing</text:span><text:span text:style-name="T111"> type names</text:span><text:span text:style-name="T63">, </text:span><text:span text:style-name="T84">t</text:span><text:span text:style-name="T62">he </text:span><text:span text:style-name="T162">actual types</text:span><text:span text:style-name="T62"> are </text:span><text:span text:style-name="T84">now </text:span><text:span text:style-name="T62">shown </text:span><text:span text:style-name="T84">instead of </text:span><text:span text:style-name="T80">the</text:span><text:span text:style-name="T62"> </text:span><text:span text:style-name="T195">declared</text:span><text:span text:style-name="T62"> type</text:span><text:span text:style-name="T80">s</text:span><text:span text:style-name="T64">.</text:span></text:p>
      <text:p text:style-name="P20"/>
      <text:p text:style-name="P92"><text:span text:style-name="T64">Expressions with </text:span><text:span text:style-name="T162">anonymous clas</text:span><text:span text:style-name="T165">s</text:span><text:span text:style-name="T64"> instances can now </text:span><text:span text:style-name="T84">be</text:span></text:p>
      <text:p text:style-name="P105"><text:span text:style-name="T64">- </text:span><text:span text:style-name="T162">inspected</text:span><text:span text:style-name="T64">, […</text:span><text:span text:style-name="T67">]</text:span></text:p>
      <text:p text:style-name="P92"><text:span text:style-name="T64">- </text:span><text:span text:style-name="T162">displayed</text:span><text:span text:style-name="T64"> […</text:span><text:span text:style-name="T67">]</text:span></text:p>
      <text:p text:style-name="P92"><text:span text:style-name="T64">- </text:span><text:span text:style-name="T67">and</text:span><text:span text:style-name="T64"> </text:span><text:span text:style-name="T162">executed</text:span><text:span text:style-name="T64">.</text:span></text:p>
      <text:p text:style-name="P93"><text:span text:style-name="T132">In the past an error was displayed </text:span><text:span text:style-name="T136">in such cases</text:span><text:span text:style-name="T132">, but now t</text:span><text:span text:style-name="T141">his</text:span><text:span text:style-name="T132"> works </text:span><text:span text:style-name="T137">fine</text:span><text:span text:style-name="T132">.</text:span><text:span text:style-name="T64"> </text:span></text:p>
      <text:p text:style-name="P20"/>
      <text:p text:style-name="P20"/>
      <text:p text:style-name="P93"><text:span text:style-name="T215">### </text:span><text:span text:style-name="T217">G</text:span><text:span text:style-name="T219">eneral </text:span><text:span text:style-name="T215">###</text:span></text:p>
      <text:p text:style-name="P69"/>
      <text:p text:style-name="P93"><text:span text:style-name="T133">In addition to the</text:span><text:span text:style-name="T145">se</text:span><text:span text:style-name="T133"> Java-</text:span><text:span text:style-name="T136">specific</text:span><text:span text:style-name="T133"> improvements,</text:span></text:p>
      <text:p text:style-name="P93"><text:span text:style-name="T136">t</text:span><text:span text:style-name="T133">here are </text:span><text:span text:style-name="T151">several</text:span><text:span text:style-name="T133"> general </text:span><text:span text:style-name="T151">platform improvements</text:span></text:p>
      <text:p text:style-name="P43">that might be useful to you, independent <text:span text:style-name="T251">of</text:span> which language you code <text:span text:style-name="T251">with</text:span>.</text:p>
      <text:p text:style-name="P56"/>
      <text:p text:style-name="P103"><text:span text:style-name="T40">N</text:span><text:span text:style-name="T41">avigating to the </text:span><text:span text:style-name="T27">Last Edit Location</text:span><text:span text:style-name="T237"> has been extended to </text:span><text:span text:style-name="T103">Previous Edit Location</text:span></text:p>
      <text:p text:style-name="P94"><text:span text:style-name="T243">by the possibility to </text:span><text:span text:style-name="T12">go back not only </text:span><text:span text:style-name="T22">to the </text:span><text:span text:style-name="T12">last</text:span><text:span text:style-name="T238">, </text:span><text:span text:style-name="T12">but</text:span><text:span text:style-name="T238"> to </text:span><text:span text:style-name="T12">all</text:span><text:span text:style-name="T238"> the previous edit locations:</text:span></text:p>
      <text:p text:style-name="P105"><text:span text:style-name="T244">hit the old shortcut </text:span><text:span text:style-name="T162">Ctrl+Q</text:span><text:span text:style-name="T239"> or the new shortcut </text:span><text:span text:style-name="T162">Ctrl+A</text:span><text:span text:style-name="T166">lt+Left </text:span><text:span text:style-name="T172">once or several times</text:span>.</text:p>
      <text:p text:style-name="P102"><text:span text:style-name="T242">When </text:span>you have <text:span text:style-name="T242">hit it too often, hit </text:span><text:span text:style-name="T196">Ctrl+Alt</text:span><text:span text:style-name="T166">+R</text:span><text:span text:style-name="T167">ight</text:span> <text:span text:style-name="T239">to go to the </text:span><text:span text:style-name="T105">Next</text:span><text:span text:style-name="T112"> Edit Location</text:span><text:span text:style-name="T239">.</text:span></text:p>
      <text:p text:style-name="P95"><text:span text:style-name="T251">So, </text:span><text:span text:style-name="T13">A</text:span><text:span text:style-name="T14">lt</text:span><text:span text:style-name="T13">+Left/Right</text:span><text:span text:style-name="T239"> is the well-known way to travel through the history of </text:span><text:span text:style-name="T13">locations v</text:span><text:span text:style-name="T17">isited</text:span></text:p>
      <text:p text:style-name="P125"><text:span text:style-name="T239">and </text:span><text:span text:style-name="T162">C</text:span><text:span text:style-name="T168">trl</text:span><text:span text:style-name="T169">+</text:span><text:span text:style-name="T14">Alt+</text:span><text:span text:style-name="T13">Left/Right</text:span><text:span text:style-name="T239"> is the new way to travel through the history of </text:span><text:span text:style-name="T13">locations edited only</text:span><text:span text:style-name="T239">.</text:span></text:p>
      <text:p text:style-name="P36">That's a nice new <text:span text:style-name="T249">feature</text:span>, isn't it?</text:p>
      <text:p text:style-name="P96"/>
      <text:p text:style-name="P98"><text:span text:style-name="T145">I</text:span><text:span text:style-name="T133">n </text:span><text:span text:style-name="T151">Window</text:span><text:span text:style-name="T152">s</text:span><text:span text:style-name="T133">,</text:span><text:span text:style-name="T240"> the character of a line </text:span><text:span text:style-name="T15">after</text:span><text:span text:style-name="T240"> a </text:span><text:span text:style-name="T103">null byte</text:span><text:span text:style-name="T240"> </text:span><text:span text:style-name="T15">gets lost</text:span><text:span text:style-name="T240"> on copy […] and paste.</text:span></text:p>
      <text:p text:style-name="P44">Even worse <text:span text:style-name="T251">i</text:span>n <text:span text:style-name="T6">Linux</text:span>:</text:p>
      <text:p text:style-name="P97">the <text:span text:style-name="T6">character</text:span><text:span text:style-name="T16">s</text:span> of a line <text:span text:style-name="T6">after</text:span> a null byte are <text:span text:style-name="T6">not displayed</text:span> at all <text:span text:style-name="T133">in the </text:span><text:span text:style-name="T126">Console</text:span><text:span text:style-name="T133"> view.</text:span></text:p>
      <text:p text:style-name="P99"><text:span text:style-name="T240">To avoid this, make sure that in the </text:span><text:span text:style-name="T180">preferences</text:span><text:span text:style-name="T88"> […] </text:span><text:span text:style-name="T121">R</text:span><text:span text:style-name="T123">un/Debug</text:span><text:span text:style-name="T88"> […] </text:span><text:span text:style-name="T121">C</text:span><text:span text:style-name="T123">onsole</text:span><text:span text:style-name="T88"> […]:</text:span></text:p>
      <text:p text:style-name="P126"><text:span text:style-name="T241">the checkbox </text:span><text:span text:style-name="T103">Interpret ASCII control characters</text:span><text:span text:style-name="T88"> </text:span><text:span text:style-name="T95">is </text:span><text:span text:style-name="T94">tick</text:span><text:span text:style-name="T95">ed.</text:span></text:p>
      <text:p text:style-name="P126"><text:span text:style-name="T88">[…] </text:span><text:span text:style-name="T95">So</text:span><text:span text:style-name="T241"> in the </text:span><text:span text:style-name="T33">Console</text:span><text:span text:style-name="T241"> view </text:span><text:span text:style-name="T33">null bytes</text:span><text:span text:style-name="T241"> are filtered out.</text:span></text:p>
      <text:p text:style-name="P34"/>
      <text:p text:style-name="P101"><text:span text:style-name="T88">T</text:span><text:span text:style-name="T85">he </text:span><text:span text:style-name="T173">font</text:span><text:span text:style-name="T85"> used </text:span><text:span text:style-name="T173">in trees and table</text:span><text:span text:style-name="T179">s</text:span><text:span text:style-name="T85"> can now be </text:span><text:span text:style-name="T173">change</text:span><text:span text:style-name="T179">d</text:span><text:span text:style-name="T85">:</text:span></text:p>
      <text:p text:style-name="P97"><text:span text:style-name="T88">In the </text:span><text:span text:style-name="T180">preferences</text:span><text:span text:style-name="T88"> […] </text:span><text:span text:style-name="T121">General</text:span><text:span text:style-name="T88"> […] </text:span><text:span text:style-name="T121">Appearance</text:span><text:span text:style-name="T88"> […] </text:span><text:span text:style-name="T121">Colors and Fonts</text:span><text:span text:style-name="T88"> […]</text:span></text:p>
      <text:p text:style-name="P106"><text:span text:style-name="T90">in </text:span><text:span text:style-name="T122">View and Editor Folders</text:span><text:span text:style-name="T90"> […] </text:span><text:span text:style-name="T88">choose for </text:span><text:span text:style-name="T103">Tree and Table font for views</text:span></text:p>
      <text:p text:style-name="P106"><text:span text:style-name="T89">a different </text:span><text:span text:style-name="T178">font size</text:span><text:span text:style-name="T89"> or/and a completely different </text:span><text:span text:style-name="T178">font</text:span><text:span text:style-name="T89">.</text:span></text:p>
      <text:p text:style-name="P21"/>
      <text:p text:style-name="P23"><text:span text:style-name="T250">Another UI improvement is t</text:span>he <text:span text:style-name="T250">improved</text:span> <text:span text:style-name="T2">light theme</text:span>:</text:p>
      <text:p text:style-name="P107"><text:span text:style-name="T68">- </text:span><text:span text:style-name="T84">i</text:span><text:span text:style-name="T68">n </text:span><text:span text:style-name="T198">Windows</text:span><text:span text:style-name="T68"> </text:span><text:span text:style-name="T69">the light theme has been </text:span><text:span text:style-name="T199">polished</text:span><text:span text:style-name="T68">, </text:span><text:span text:style-name="T133">for instance,</text:span></text:p>
      <text:p text:style-name="P107"><text:span text:style-name="T69"><text:s text:c="2"/></text:span><text:span text:style-name="T73">it’s clearer now </text:span><text:span text:style-name="T69">which </text:span><text:span text:style-name="T199">inactive tab</text:span><text:span text:style-name="T69"> is on </text:span><text:span text:style-name="T199">top</text:span><text:span text:style-name="T69"> and which tabs are in the </text:span><text:span text:style-name="T199">background</text:span><text:span text:style-name="T69">.</text:span></text:p>
      <text:p text:style-name="P24">- <text:span text:style-name="T251">i</text:span>n <text:span text:style-name="T6">Linux</text:span> there are <text:span text:style-name="T250">more </text:span><text:span text:style-name="T6">noticeable changes</text:span></text:p>
      <text:p text:style-name="P127"><text:span text:style-name="T198"><text:s text:c="2"/></text:span><text:span text:style-name="T68">t</text:span><text:span text:style-name="T81">hat</text:span><text:span text:style-name="T198"> align</text:span><text:span text:style-name="T68"> the light theme better </text:span><text:span text:style-name="T198">with the default</text:span><text:span text:style-name="T68"> GTK3 theme.</text:span></text:p>
      <text:p text:style-name="P24"/>
      <text:p text:style-name="P107"><text:span text:style-name="T69">The </text:span><text:span text:style-name="T162">dark theme</text:span><text:span text:style-name="T69"> </text:span><text:span text:style-name="T71">has been improved as well.</text:span></text:p>
      <text:p text:style-name="P45">Let’s <text:span text:style-name="T6">switch to</text:span> the dark theme to see the <text:span text:style-name="T251">improvements</text:span>: in the <text:span text:style-name="T6">preferences</text:span> […] <text:span text:style-name="T23">General</text:span> […] <text:span text:style-name="T23">Appearance</text:span>.</text:p>
      <text:p text:style-name="P108"><text:span text:style-name="T69">A </text:span><text:span text:style-name="T199">notification</text:span><text:span text:style-name="T69">, </text:span><text:span text:style-name="T133">popped up in the bottom right,</text:span><text:span text:style-name="T69"> </text:span><text:span text:style-name="T70">tells </text:span><text:span text:style-name="T84">you </text:span><text:span text:style-name="T70">to </text:span><text:span text:style-name="T200">restart</text:span><text:span text:style-name="T70"> Eclipse to see the full effect.</text:span></text:p>
      <text:p text:style-name="P25">So let's do this by clicking on the provided lin<text:span text:style-name="T250">k.</text:span></text:p>
      <text:p text:style-name="P25"/>
      <text:p text:style-name="P26">The start time has been reduced again.</text:p>
      <text:p text:style-name="P55">With each release Eclipse becomes faster, on startup and on other things.</text:p>
      <text:p text:style-name="P66">Is that not reason enough to update?</text:p>
      <text:p text:style-name="P27"/>
      <text:p text:style-name="P109"><text:span text:style-name="T72">The </text:span><text:span text:style-name="T201">tab</text:span><text:span text:style-name="T72">, </text:span><text:span text:style-name="T133">w</text:span><text:span text:style-name="T142">here</text:span><text:span text:style-name="T133"> the </text:span><text:span text:style-name="T151">focus</text:span><text:span text:style-name="T133"> is,</text:span><text:span text:style-name="T72"> </text:span><text:span text:style-name="T82">is now </text:span><text:span text:style-name="T202">easier to recognize</text:span><text:span text:style-name="T72"> with t</text:span><text:span text:style-name="T82">he</text:span><text:span text:style-name="T72"> </text:span><text:span text:style-name="T201">blue</text:span><text:span text:style-name="T72"> bottom line.</text:span></text:p>
      <text:p text:style-name="P28"/>
      <text:p text:style-name="P129"><text:span text:style-name="T84">I</text:span><text:span text:style-name="T75">n </text:span><text:span text:style-name="T203">Windows</text:span><text:span text:style-name="T75">, the </text:span><text:span text:style-name="T203">menus</text:span><text:span text:style-name="T75">, </text:span><text:span text:style-name="T133">main menus […] and right-click menus</text:span><text:span text:style-name="T75">, are</text:span><text:span text:style-name="T74"> </text:span><text:span text:style-name="T204">dark</text:span><text:span text:style-name="T74"> now.</text:span></text:p>
      <text:p text:style-name="P128"><text:span text:style-name="T74">T</text:span><text:span text:style-name="T76">he </text:span><text:span text:style-name="T209">drop-down handle</text:span><text:span text:style-name="T208">s</text:span><text:span text:style-name="T209"> </text:span><text:span text:style-name="T210">have </text:span><text:span text:style-name="T76">bec</text:span><text:span text:style-name="T84">o</text:span><text:span text:style-name="T76">me darker on Windows too.</text:span></text:p>
      <text:p text:style-name="P110"><text:span text:style-name="T74">The </text:span><text:span text:style-name="T204">selection highlighting in tables</text:span><text:span text:style-name="T74"> has been fixed </text:span><text:span text:style-name="T84">i</text:span><text:span text:style-name="T76">n Windows</text:span><text:span text:style-name="T74">,</text:span></text:p>
      <text:p text:style-name="P110"><text:span text:style-name="T133">as you can see, for i</text:span><text:span text:style-name="T142">nstance</text:span><text:span text:style-name="T133">, in the content assist […] or in the </text:span><text:span text:style-name="T126">Quick Switch Editor</text:span><text:span text:style-name="T133"> dialog.</text:span></text:p>
      <text:p text:style-name="P30"/>
      <text:p text:style-name="P22"/>
      <text:p text:style-name="P100"><text:span text:style-name="T222">### </text:span><text:span text:style-name="T223">G</text:span><text:span text:style-name="T225">it</text:span><text:span text:style-name="T224"> </text:span><text:span text:style-name="T222">###</text:span></text:p>
      <text:p text:style-name="P29"/>
      <text:p text:style-name="P114"><text:span text:style-name="T72">I</text:span><text:span text:style-name="T79">n Git […] in the </text:span><text:span text:style-name="T116">Git Staging</text:span><text:span text:style-name="T79"> view […] t</text:span><text:span text:style-name="T72">he behavior introduced in the last version,</text:span></text:p>
      <text:p text:style-name="P46">showing the <text:span text:style-name="T23">Push</text:span><text:span text:style-name="T6"> dialog on every </text:span><text:span text:style-name="T23">Commit and Push</text:span>, was disliked by many.</text:p>
      <text:p text:style-name="P112"><text:span text:style-name="T77">S</text:span><text:span text:style-name="T78">o</text:span><text:span text:style-name="T77"> the </text:span><text:span text:style-name="T205">old behavior</text:span><text:span text:style-name="T77"> of </text:span><text:span text:style-name="T162">not showing</text:span><text:span text:style-name="T205"> </text:span><text:span text:style-name="T77">the</text:span><text:span text:style-name="T205"> </text:span><text:span text:style-name="T103">Push</text:span><text:span text:style-name="T162"> dialog</text:span></text:p>
      <text:p text:style-name="P112"><text:span text:style-name="T77">on</text:span><text:span text:style-name="T205"> </text:span><text:span text:style-name="T114">Commit and Push </text:span><text:span text:style-name="T77">has been </text:span><text:span text:style-name="T205">restored</text:span><text:span text:style-name="T77">.</text:span></text:p>
      <text:p text:style-name="P31"/>
      <text:p text:style-name="P46">If you prefer to <text:span text:style-name="T6">double check what</text:span> you push <text:span text:style-name="T6">before</text:span> you push it,</text:p>
      <text:p text:style-name="P112"><text:span text:style-name="T78">re-enable the dialog in the </text:span><text:span text:style-name="T206">preferences</text:span><text:span text:style-name="T78"> […] </text:span><text:span text:style-name="T125">Team</text:span><text:span text:style-name="T78"> […] </text:span><text:span text:style-name="T115">Git</text:span><text:span text:style-name="T78"> […] </text:span><text:span text:style-name="T115">Confirmations and Warnings</text:span></text:p>
      <text:p text:style-name="P111"><text:span text:style-name="T77">by ticking the checkbox </text:span><text:span text:style-name="T103">Always show Push Wizard for Commit and Push</text:span><text:span text:style-name="T72">.</text:span></text:p>
      <text:p text:style-name="P3"/>
      <text:p text:style-name="P3"/>
      <text:p text:style-name="P113"><text:span text:style-name="T215">### </text:span><text:span text:style-name="T217">W</text:span><text:span text:style-name="T218">eb</text:span><text:span text:style-name="T216"> </text:span><text:span text:style-name="T215">###</text:span></text:p>
      <text:p text:style-name="P70"/>
      <text:p text:style-name="P57">You <text:span text:style-name="T2">no longer need</text:span> to have <text:span text:style-name="T30">Node.js</text:span><text:span text:style-name="T2"> installed</text:span> on your system to have <text:span text:style-name="T23">JavaScript</text:span><text:span text:style-name="T6"> support</text:span></text:p>
      <text:p text:style-name="P48">and support for other common web languages, formats and frameworks.</text:p>
      <text:p text:style-name="P115"><text:span text:style-name="T117">Node.js</text:span><text:span text:style-name="T127"> is required </text:span><text:span text:style-name="T146">t</text:span><text:span text:style-name="T147">o run</text:span><text:span text:style-name="T128"> </text:span><text:span text:style-name="T127">t</text:span><text:span text:style-name="T130">he</text:span><text:span text:style-name="T127"> </text:span><text:span text:style-name="T146">language servers</text:span></text:p>
      <text:p text:style-name="P115"><text:span text:style-name="T128">that are </text:span><text:span text:style-name="T147">implemented in JavaScript</text:span><text:span text:style-name="T128"> o</text:span><text:span text:style-name="T131">r, to be more precise, written</text:span><text:span text:style-name="T128"> </text:span><text:span text:style-name="T147">in</text:span><text:span text:style-name="T128"> </text:span><text:span text:style-name="T147">TypeScript </text:span><text:span text:style-name="T149">compiled to JavaScript</text:span><text:span text:style-name="T128">.</text:span></text:p>
      <text:p text:style-name="P116"><text:span text:style-name="T129">But since</text:span><text:span text:style-name="T128"> </text:span><text:span text:style-name="T118">N</text:span><text:span text:style-name="T119">ode.js</text:span><text:span text:style-name="T128"> is </text:span><text:span text:style-name="T147">embedded </text:span><text:span text:style-name="T148">now</text:span><text:span text:style-name="T128">,</text:span></text:p>
      <text:p text:style-name="P47">you do not need to know about these implementation details.</text:p>
      <text:p text:style-name="P62"/>
      <text:p text:style-name="P47"><text:span text:style-name="T6">JavaScript support</text:span> is powered by the embedded TypeScript/JavaScript <text:span text:style-name="T6">language server</text:span></text:p>
      <text:p text:style-name="P47">taken from <text:span text:style-name="T6">Visual Studio Code</text:span>.</text:p>
      <text:p text:style-name="P60">And since it <text:span text:style-name="T252">h</text:span>as <text:span text:style-name="T252">been </text:span><text:span text:style-name="T6">updated</text:span> from version 3.8.2 to 3.9.7</text:p>
      <text:p text:style-name="P60">you get these <text:span text:style-name="T6">Visual Studio Code improvements</text:span> in Eclipse.</text:p>
      <text:p text:style-name="P61">For example, <text:span text:style-name="T245">when using the code action </text:span><text:span text:style-name="T28">Extract function,</text:span><text:span text:style-name="T245"> </text:span><text:span text:style-name="T18">empty lines</text:span><text:span text:style-name="T245"> will be </text:span><text:span text:style-name="T18">preserved</text:span><text:span text:style-name="T245"> now.</text:span></text:p>
      <text:p text:style-name="P60"/>
      <text:p text:style-name="P52">In <text:span text:style-name="T6">rare cases</text:span> it may happen</text:p>
      <text:p text:style-name="P52">that a <text:span text:style-name="T6">JavaScript file</text:span> is <text:span text:style-name="T6">opened with</text:span> the plain <text:span text:style-name="T6">text editor</text:span> without JavaScript support.</text:p>
      <text:p text:style-name="P53">In such a case, <text:span text:style-name="T6">right-click</text:span> the file and choose <text:span text:style-name="T29">Open With</text:span><text:span text:style-name="T247"> […] </text:span>the <text:span text:style-name="T23">Generic Text Editor</text:span> <text:span text:style-name="T247">[…] </text:span>for all JavaScript files.</text:p>
      <text:p text:style-name="Standard"/>
      <text:p text:style-name="P120"><text:span text:style-name="T248">T</text:span>he <text:span text:style-name="T6">detection of to-do</text:span> and other <text:span text:style-name="T153">task tags in JavaScript files</text:span> <text:span text:style-name="T248">is </text:span><text:span text:style-name="T19">back</text:span>.</text:p>
      <text:p text:style-name="P54">It was missing in the previous release after it got lost by the switch to the language server based <text:span text:style-name="T252">on </text:span>JavaScript support.</text:p>
      <text:p text:style-name="P121"><text:span text:style-name="T19">Enable</text:span><text:span text:style-name="T248"> it in the </text:span><text:span text:style-name="T19">project properties</text:span><text:span text:style-name="T248"> […] or in the workspace settings […]</text:span></text:p>
      <text:p text:style-name="P121"><text:span text:style-name="T19">by</text:span><text:span text:style-name="T248"> </text:span><text:span text:style-name="T19">ticking</text:span><text:span text:style-name="T248"> the checkbox for </text:span><text:span text:style-name="T44">searching for task tags</text:span><text:span text:style-name="T42"> […]</text:span><text:span text:style-name="T248"> and the checkbox for the </text:span><text:span text:style-name="T19">scanner for JavaScript files</text:span><text:span text:style-name="T248">.</text:span></text:p>
      <text:p text:style-name="P120"/>
      <text:p text:style-name="P122">You can now <text:span text:style-name="T153">add syntax highlighting themes</text:span><text:span text:style-name="T85"> used in the </text:span><text:span text:style-name="T124">Generic Text Editor</text:span><text:span text:style-name="T92"> </text:span><text:span text:style-name="T133">for JavaScript and other formats</text:span><text:span text:style-name="T92">:</text:span></text:p>
      <text:p text:style-name="P122"><text:span text:style-name="T85">In the </text:span><text:span text:style-name="T180">preferences</text:span><text:span text:style-name="T88"> […] </text:span><text:span text:style-name="T123">TextMate</text:span><text:span text:style-name="T88"> […] </text:span><text:span text:style-name="T123">Theme</text:span><text:span text:style-name="T88"> […]: </text:span><text:span text:style-name="T85">click </text:span><text:span text:style-name="T120">Add</text:span><text:span text:style-name="T85"> and choose the theme CSS file to add.</text:span></text:p>
      <text:p text:style-name="P123"><text:span text:style-name="T93">In the editor, in the </text:span><text:span text:style-name="T181">right-click</text:span><text:span text:style-name="T93"> menu </text:span><text:span text:style-name="T181">switch to</text:span><text:span text:style-name="T93"> the added </text:span><text:span text:style-name="T181">theme</text:span><text:span text:style-name="T93">.</text:span></text:p>
      <text:p text:style-name="P6"/>
      <text:p text:style-name="P3"/>
      <text:p text:style-name="P113"><text:span text:style-name="T215">### </text:span><text:span text:style-name="T217">M</text:span><text:span text:style-name="T220">isc</text:span><text:span text:style-name="T216"> </text:span><text:span text:style-name="T215">###</text:span></text:p>
      <text:p text:style-name="P70"/>
      <text:p text:style-name="P58">Starting with this release, <text:span text:style-name="T2">Java 11 or higher</text:span> is required <text:span text:style-name="T2">to run Eclipse</text:span>.</text:p>
      <text:p text:style-name="P130"><text:span text:style-name="T151">You can</text:span><text:span text:style-name="T133"> still </text:span><text:span text:style-name="T151">code</text:span><text:span text:style-name="T133"> in </text:span><text:span text:style-name="T151">Java 8</text:span><text:span text:style-name="T133">, 7 or even o</text:span><text:span text:style-name="T143">lder Java versions</text:span><text:span text:style-name="T133"> and have multiple versions of Java installed.</text:span></text:p>
      <text:p text:style-name="P49">But running Eclipse with Java 8 will not work anymore, at least a Java 11 VM is required to run Eclipse <text:span text:style-name="T246">now.</text:span></text:p>
      <text:p text:style-name="P59"/>
      <text:p text:style-name="P63"><text:span text:style-name="T5">However, no Java is needed at all</text:span> for the Eclipse <text:span text:style-name="T6">Installer</text:span> and the three Eclipse <text:span text:style-name="T6">IDE packages</text:span> that have <text:span text:style-name="T2">Java embedded</text:span> now:</text:p>
      <text:p text:style-name="P35">- <text:span text:style-name="T246">the </text:span>Eclipse IDE for <text:span text:style-name="T6">C/C++</text:span> Developers,</text:p>
      <text:p text:style-name="P35">- <text:span text:style-name="T246">the </text:span>Eclipse IDE for <text:span text:style-name="T6">Web and JavaScript</text:span> Developers</text:p>
      <text:p text:style-name="P64">- <text:span text:style-name="T246">and the </text:span>Eclipse IDE for <text:span text:style-name="T6">Rust</text:span> Developers.</text:p>
      <text:p text:style-name="P50">For the other IDE packages,</text:p>
      <text:p text:style-name="P50">once installed, you can <text:span text:style-name="T6">install</text:span> an <text:span text:style-name="T6">embedded Java</text:span> from the update site of this release […]</text:p>
      <text:p text:style-name="P50">or from the update site of <text:span text:style-name="T6">JustJ</text:span>, the <text:span text:style-name="T6">new Eclipse project</text:span> that <text:span text:style-name="T6">provides</text:span> embedded <text:span text:style-name="T6">Java</text:span> VMs <text:span text:style-name="T6">for Eclipse</text:span>:</text:p>
      <text:p text:style-name="P118"><text:span text:style-name="T133">currently, HotSpot Java 11 and 14 </text:span><text:span text:style-name="T139">VMs</text:span><text:span text:style-name="T133"> </text:span><text:span text:style-name="T139">in different sizes.</text:span></text:p>
      <text:p text:style-name="P51"><text:span text:style-name="T6">Use a complete JRE</text:span> with the full system library, not one of the smaller ones,</text:p>
      <text:p text:style-name="P51">as they might not be enough to run the Eclipse you have or the additional plugins you have or will install.</text:p>
      <text:p text:style-name="P65"/>
      <text:p text:style-name="P119"><text:span text:style-name="T140">A</text:span><text:span text:style-name="T143">nd finally</text:span><text:span text:style-name="T140">,</text:span><text:span text:style-name="T91"> </text:span><text:span text:style-name="T97">t</text:span><text:span text:style-name="T91">here is </text:span><text:span text:style-name="T182">no confirm on exit</text:span><text:span text:style-name="T91"> dialog </text:span><text:span text:style-name="T96">by default anymore.</text:span></text:p>
      <text:p text:style-name="P4"/>
      <text:p text:style-name="P4"/>
      <text:p text:style-name="P117">### Outro ###</text:p>
      <text:p text:style-name="P72"/>
      <text:p text:style-name="P37"><text:span text:style-name="T45">These were some of the </text:span><text:span text:style-name="T7">Java </text:span><text:span text:style-name="T8">IDE</text:span><text:span text:style-name="T45"> improvements</text:span></text:p>
      <text:p text:style-name="P75"><text:span text:style-name="T213">of the </text:span><text:span text:style-name="T176">quarterly </text:span><text:span text:style-name="T50">Rolling</text:span><text:span text:style-name="T51"> Release </text:span><text:span text:style-name="T161">S</text:span><text:span text:style-name="T171">eptember</text:span><text:span text:style-name="T160"> 202</text:span><text:span text:style-name="T159">0</text:span><text:span text:style-name="T214">.</text:span></text:p>
      <text:p text:style-name="P37"/>
      <text:p text:style-name="P8">If you <text:span text:style-name="T226">have missed</text:span> some versions, you might want to watch the previous videos, too.</text:p>
      <text:p text:style-name="P1"/>
      <text:p text:style-name="P5"><text:span text:style-name="T46">Thank</text:span><text:span text:style-name="T47">s</text:span> for watching and <text:span text:style-name="T46">happy coding!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14T08:46:58.207000000</meta:creation-date>
    <dc:date>2020-09-13T09:01:14.446000000</dc:date>
    <meta:editing-duration>P1DT23H10M15S</meta:editing-duration>
    <meta:editing-cycles>324</meta:editing-cycles>
    <meta:generator>LibreOffice/6.3.6.2$Windows_X86_64 LibreOffice_project/2196df99b074d8a661f4036fca8fa0cbfa33a497</meta:generator>
    <meta:document-statistic meta:table-count="0" meta:image-count="0" meta:object-count="0" meta:page-count="1" meta:paragraph-count="141" meta:word-count="1564" meta:character-count="8872" meta:non-whitespace-character-count="7444"/>
  </office:meta>
</office:document-meta>
</file>